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14.21pt"/>
    </style:style>
    <style:style style:name="co6" style:family="table-column">
      <style:table-column-properties fo:break-before="auto" style:column-width="111.8pt"/>
    </style:style>
    <style:style style:name="co7" style:family="table-column">
      <style:table-column-properties fo:break-before="auto" style:column-width="168.09pt"/>
    </style:style>
    <style:style style:name="co8" style:family="table-column">
      <style:table-column-properties fo:break-before="auto" style:column-width="169.71pt"/>
    </style:style>
    <style:style style:name="co9" style:family="table-column">
      <style:table-column-properties fo:break-before="auto" style:column-width="105.25pt"/>
    </style:style>
    <style:style style:name="co10" style:family="table-column">
      <style:table-column-properties fo:break-before="auto" style:column-width="84.84pt"/>
    </style:style>
    <style:style style:name="co11" style:family="table-column">
      <style:table-column-properties fo:break-before="auto" style:column-width="132.21pt"/>
    </style:style>
    <style:style style:name="co12" style:family="table-column">
      <style:table-column-properties fo:break-before="auto" style:column-width="115.85pt"/>
    </style:style>
    <style:style style:name="co13" style:family="table-column">
      <style:table-column-properties fo:break-before="auto" style:column-width="119.96pt"/>
    </style:style>
    <style:style style:name="co14" style:family="table-column">
      <style:table-column-properties fo:break-before="auto" style:column-width="127.3pt"/>
    </style:style>
    <style:style style:name="co15" style:family="table-column">
      <style:table-column-properties fo:break-before="auto" style:column-width="110.95pt"/>
    </style:style>
    <style:style style:name="co16" style:family="table-column">
      <style:table-column-properties fo:break-before="auto" style:column-width="126.2pt"/>
    </style:style>
    <style:style style:name="co17" style:family="table-column">
      <style:table-column-properties fo:break-before="auto" style:column-width="118.29pt"/>
    </style:style>
    <style:style style:name="co18" style:family="table-column">
      <style:table-column-properties fo:break-before="auto" style:column-width="119.11pt"/>
    </style:style>
    <style:style style:name="co19" style:family="table-column">
      <style:table-column-properties fo:break-before="auto" style:column-width="120.76pt"/>
    </style:style>
    <style:style style:name="co20" style:family="table-column">
      <style:table-column-properties fo:break-before="auto" style:column-width="130.56pt"/>
    </style:style>
    <style:style style:name="co21" style:family="table-column">
      <style:table-column-properties fo:break-before="auto" style:column-width="128.35pt"/>
    </style:style>
    <style:style style:name="co22" style:family="table-column">
      <style:table-column-properties fo:break-before="auto" style:column-width="132.69pt"/>
    </style:style>
    <style:style style:name="co23" style:family="table-column">
      <style:table-column-properties fo:break-before="auto" style:column-width="110.15pt"/>
    </style:style>
    <style:style style:name="co24" style:family="table-column">
      <style:table-column-properties fo:break-before="auto" style:column-width="134.65pt"/>
    </style:style>
    <style:style style:name="co25" style:family="table-column">
      <style:table-column-properties fo:break-before="auto" style:column-width="123.99pt"/>
    </style:style>
    <style:style style:name="co26" style:family="table-column">
      <style:table-column-properties fo:break-before="auto" style:column-width="137.79pt"/>
    </style:style>
    <style:style style:name="co27" style:family="table-column">
      <style:table-column-properties fo:break-before="auto" style:column-width="132.35pt"/>
    </style:style>
    <style:style style:name="co28" style:family="table-column">
      <style:table-column-properties fo:break-before="auto" style:column-width="123.31pt"/>
    </style:style>
    <style:style style:name="co29" style:family="table-column">
      <style:table-column-properties fo:break-before="auto" style:column-width="131.44pt"/>
    </style:style>
    <style:style style:name="co30" style:family="table-column">
      <style:table-column-properties fo:break-before="auto" style:column-width="126.91pt"/>
    </style:style>
    <style:style style:name="co31" style:family="table-column">
      <style:table-column-properties fo:break-before="auto" style:column-width="129.46pt"/>
    </style:style>
    <style:style style:name="co32" style:family="table-column">
      <style:table-column-properties fo:break-before="auto" style:column-width="78.29pt"/>
    </style:style>
    <style:style style:name="co33" style:family="table-column">
      <style:table-column-properties fo:break-before="auto" style:column-width="70.95pt"/>
    </style:style>
    <style:style style:name="co34" style:family="table-column">
      <style:table-column-properties fo:break-before="auto" style:column-width="117.1pt"/>
    </style:style>
    <style:style style:name="co35" style:family="table-column">
      <style:table-column-properties fo:break-before="auto" style:column-width="121.89pt"/>
    </style:style>
    <style:style style:name="co36" style:family="table-column">
      <style:table-column-properties fo:break-before="auto" style:column-width="127.64pt"/>
    </style:style>
    <style:style style:name="co37" style:family="table-column">
      <style:table-column-properties fo:break-before="auto" style:column-width="123.79pt"/>
    </style:style>
    <style:style style:name="co38" style:family="table-column">
      <style:table-column-properties fo:break-before="auto" style:column-width="125.74pt"/>
    </style:style>
    <style:style style:name="co39" style:family="table-column">
      <style:table-column-properties fo:break-before="auto" style:column-width="122.85pt"/>
    </style:style>
    <style:style style:name="co40" style:family="table-column">
      <style:table-column-properties fo:break-before="auto" style:column-width="121.86pt"/>
    </style:style>
    <style:style style:name="co41" style:family="table-column">
      <style:table-column-properties fo:break-before="auto" style:column-width="140.14pt"/>
    </style:style>
    <style:style style:name="co42" style:family="table-column">
      <style:table-column-properties fo:break-before="auto" style:column-width="109.39pt"/>
    </style:style>
    <style:style style:name="co43" style:family="table-column">
      <style:table-column-properties fo:break-before="auto" style:column-width="134.39pt"/>
    </style:style>
    <style:style style:name="co44" style:family="table-column">
      <style:table-column-properties fo:break-before="auto" style:column-width="139.21pt"/>
    </style:style>
    <style:style style:name="co45" style:family="table-column">
      <style:table-column-properties fo:break-before="auto" style:column-width="129.6pt"/>
    </style:style>
    <style:style style:name="co46" style:family="table-column">
      <style:table-column-properties fo:break-before="auto" style:column-width="112.31pt"/>
    </style:style>
    <style:style style:name="co47" style:family="table-column">
      <style:table-column-properties fo:break-before="auto" style:column-width="105.59pt"/>
    </style:style>
    <style:style style:name="co48" style:family="table-column">
      <style:table-column-properties fo:break-before="auto" style:column-width="101.76pt"/>
    </style:style>
    <style:style style:name="co49" style:family="table-column">
      <style:table-column-properties fo:break-before="auto" style:column-width="102.7pt"/>
    </style:style>
    <style:style style:name="co50" style:family="table-column">
      <style:table-column-properties fo:break-before="auto" style:column-width="103.66pt"/>
    </style:style>
    <style:style style:name="co51" style:family="table-column">
      <style:table-column-properties fo:break-before="auto" style:column-width="104.6pt"/>
    </style:style>
    <style:style style:name="co52" style:family="table-column">
      <style:table-column-properties fo:break-before="auto" style:column-width="152.31pt"/>
    </style:style>
    <style:style style:name="co53" style:family="table-column">
      <style:table-column-properties fo:break-before="auto" style:column-width="147.94pt"/>
    </style:style>
    <style:style style:name="co54" style:family="table-column">
      <style:table-column-properties fo:break-before="auto" style:column-width="75.06pt"/>
    </style:style>
    <style:style style:name="co55" style:family="table-column">
      <style:table-column-properties fo:break-before="auto" style:column-width="80.5pt"/>
    </style:style>
    <style:style style:name="co56" style:family="table-column">
      <style:table-column-properties fo:break-before="auto" style:column-width="63.89pt"/>
    </style:style>
    <style:style style:name="co57" style:family="table-column">
      <style:table-column-properties fo:break-before="auto" style:column-width="70.7pt"/>
    </style:style>
    <style:style style:name="co58" style:family="table-column">
      <style:table-column-properties fo:break-before="auto" style:column-width="84.3pt"/>
    </style:style>
    <style:style style:name="co59" style:family="table-column">
      <style:table-column-properties fo:break-before="auto" style:column-width="148.51pt"/>
    </style:style>
    <style:style style:name="co60" style:family="table-column">
      <style:table-column-properties fo:break-before="auto" style:column-width="107.69pt"/>
    </style:style>
    <style:style style:name="co61" style:family="table-column">
      <style:table-column-properties fo:break-before="auto" style:column-width="110.44pt"/>
    </style:style>
    <style:style style:name="co62" style:family="table-column">
      <style:table-column-properties fo:break-before="auto" style:column-width="115.6pt"/>
    </style:style>
    <style:style style:name="co63" style:family="table-column">
      <style:table-column-properties fo:break-before="auto" style:column-width="154.49pt"/>
    </style:style>
    <style:style style:name="co64" style:family="table-column">
      <style:table-column-properties fo:break-before="auto" style:column-width="166.45pt"/>
    </style:style>
    <style:style style:name="co65" style:family="table-column">
      <style:table-column-properties fo:break-before="auto" style:column-width="128.89pt"/>
    </style:style>
    <style:style style:name="co66" style:family="table-column">
      <style:table-column-properties fo:break-before="auto" style:column-width="139.35pt"/>
    </style:style>
    <style:style style:name="co67" style:family="table-column">
      <style:table-column-properties fo:break-before="auto" style:column-width="116.76pt"/>
    </style:style>
    <style:style style:name="co68" style:family="table-column">
      <style:table-column-properties fo:break-before="auto" style:column-width="104.74pt"/>
    </style:style>
    <style:style style:name="co69" style:family="table-column">
      <style:table-column-properties fo:break-before="auto" style:column-width="123.51pt"/>
    </style:style>
    <style:style style:name="co70" style:family="table-column">
      <style:table-column-properties fo:break-before="auto" style:column-width="125.29pt"/>
    </style:style>
    <style:style style:name="co71" style:family="table-column">
      <style:table-column-properties fo:break-before="auto" style:column-width="128.0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26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ext-properties fo:font-size="30pt" style:font-size-asian="30pt" style:font-size-complex="30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alsos Positiv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style-name="ce2" office:value-type="string" calcext:value-type="string">
            <text:p>FP_TEMPO_ALTO</text:p>
          </table:table-cell>
          <table:table-cell table:style-name="ce2" office:value-type="string" calcext:value-type="string">
            <text:p>FP_BYTES_BAIXO</text:p>
          </table:table-cell>
          <table:table-cell table:style-name="ce2" office:value-type="string" calcext:value-type="string">
            <text:p>FP_COLISAO</text:p>
          </table:table-cell>
          <table:table-cell table:style-name="ce1" office:value-type="string" calcext:value-type="string">
            <text:p>ATAQUE_E_COLISAO_LEGITIMA</text:p>
          </table:table-cell>
          <table:table-cell table:style-name="ce1" office:value-type="string" calcext:value-type="string">
            <text:p>ATAQUE_E_COLISAO_LEGITIMA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Threshold tempo alto</text:p>
          </table:table-cell>
          <table:table-cell table:style-name="ce2" office:value-type="string" calcext:value-type="string">
            <text:p>Threshold bytes baixo</text:p>
          </table:table-cell>
          <table:table-cell table:number-columns-repeated="3" table:style-name="ce2" office:value-type="string" calcext:value-type="string">
            <text:p>Colisão</text:p>
          </table:table-cell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2" table:style-name="ce3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table:style-name="ce3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 table:style-name="ce3" office:value-type="string" calcext:value-type="string">
            <text:p>Random(2,5)</text:p>
          </table:table-cell>
          <table:table-cell table:style-name="ce3" office:value-type="string" calcext:value-type="string">
            <text:p>Random(3.1,5)</text:p>
          </table:table-cell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 (h1 e h3)</text:p>
          </table:table-cell>
          <table:table-cell table:number-columns-repeated="2" table:style-name="ce3" office:value-type="string" calcext:value-type="string">
            <text:p>Sim (h1 - ATAQUE e h3 legitimo)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para o mesmo índice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alsos Negativos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5" table:default-cell-style-name="Default"/>
        <table:table-column table:style-name="co14" table:default-cell-style-name="Default"/>
        <table:table-row table:style-name="ro1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FN_BASE</text:p>
          </table:table-cell>
          <table:table-cell table:style-name="Default" office:value-type="string" calcext:value-type="string">
            <text:p>FN_TEMPO_BAIXO1</text:p>
          </table:table-cell>
          <table:table-cell table:style-name="Default" office:value-type="string" calcext:value-type="string">
            <text:p>FN_TEMPO_BAIXO2</text:p>
          </table:table-cell>
          <table:table-cell table:style-name="Default" office:value-type="string" calcext:value-type="string">
            <text:p>FN_BYTES_ALTO</text:p>
          </table:table-cell>
          <table:table-cell office:value-type="string" calcext:value-type="string">
            <text:p>FN_SABE_TEMPO</text:p>
          </table:table-cell>
          <table:table-cell office:value-type="string" calcext:value-type="string">
            <text:p>FN_SABE_BY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Threshold tempo baixo</text:p>
          </table:table-cell>
          <table:table-cell table:style-name="ce2" office:value-type="string" calcext:value-type="string">
            <text:p>Threshold bytes alto</text:p>
          </table:table-cell>
          <table:table-cell table:style-name="ce2" office:value-type="string" calcext:value-type="string">
            <text:p>Atacante sabe o threshold de tempo</text:p>
          </table:table-cell>
          <table:table-cell table:style-name="ce2" office:value-type="string" calcext:value-type="string">
            <text:p>Atacante sabe o threshold de byte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ytes Threshold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60000" calcext:value-type="float">
            <text:p>60000</text:p>
          </table:table-cell>
          <table:table-cell table:number-columns-repeated="2" table:style-name="ce3"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empo de Execução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table:style-name="ce3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Requisições</text:p>
          </table:table-cell>
          <table:table-cell table:number-columns-repeated="4" office:value-type="string" calcext:value-type="string">
            <text:p>Random(2,5)</text:p>
          </table:table-cell>
          <table:table-cell table:number-columns-repeated="2" table:style-name="ce3" office:value-type="string" calcext:value-type="string">
            <text:p>Random(2,5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olisão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table:style-name="ce3" office:value-type="string" calcext:value-type="string">
            <text:p>Não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Ataques</text:p>
          </table:table-cell>
          <table:table-cell table:number-columns-repeated="6" table:style-name="ce5" office:value-type="string" calcext:value-type="string">
            <text:p>1 (req a cada 1s)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tectados</text:p>
          </table:table-cell>
          <table:table-cell office:value-type="string" calcext:value-type="string">
            <text:p>4(mesmo indice)</text:p>
          </table:table-cell>
          <table:table-cell office:value-type="string" calcext:value-type="string">
            <text:p>3(mesmo indic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P_BASE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office:value-type="string" calcext:value-type="string">
            <text:p>60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PBAS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imestamp Threshol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ytes Threshold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empo de Execução</text:p>
          </table:table-cell>
          <table:table-cell office:value-type="string" calcext:value-type="string">
            <text:p>60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quisições</text:p>
          </table:table-cell>
          <table:table-cell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lisão</text:p>
          </table:table-cell>
          <table:table-cell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Detectado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0]= 0</text:p>
          </table:table-cell>
          <table:table-cell table:number-columns-repeated="9" office:value-type="string" calcext:value-type="string">
            <text:p>amplification_attack[0]= 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1]= 0</text:p>
          </table:table-cell>
          <table:table-cell table:number-columns-repeated="9" office:value-type="string" calcext:value-type="string">
            <text:p>amplification_attack[1]= 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2]= 0</text:p>
          </table:table-cell>
          <table:table-cell table:number-columns-repeated="9"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amplification_attack[3]= 4</text:p>
          </table:table-cell>
          <table:table-cell table:number-columns-repeated="2" office:value-type="string" calcext:value-type="string">
            <text:p>amplification_attack[3]= 5</text:p>
          </table:table-cell>
          <table:table-cell table:number-columns-repeated="2" office:value-type="string" calcext:value-type="string">
            <text:p>amplification_attack[3]= 3</text:p>
          </table:table-cell>
          <table:table-cell office:value-type="string" calcext:value-type="string">
            <text:p>amplification_attack[3]= 4</text:p>
          </table:table-cell>
          <table:table-cell office:value-type="string" calcext:value-type="string">
            <text:p>amplification_attack[3]= 1</text:p>
          </table:table-cell>
          <table:table-cell table:number-columns-repeated="2" office:value-type="string" calcext:value-type="string">
            <text:p>amplification_attack[3]= 2</text:p>
          </table:table-cell>
          <table:table-cell office:value-type="string" calcext:value-type="string">
            <text:p>amplification_attack[3]= 4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MEDIA</text:p>
          </table:table-cell>
          <table:table-cell table:formula="of:=ROUND(AVERAGE([.C31:.L31]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DESVIO PADRAO</text:p>
          </table:table-cell>
          <table:table-cell table:formula="of:=STDEV([.C31:.L31])" office:value-type="float" office:value="1.33749350984926" calcext:value-type="float">
            <text:p>1.337493509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INTERVALO CONFIANÇA</text:p>
          </table:table-cell>
          <table:table-cell table:formula="of:=CONFIDENCE(0.05;[.D39];10)" office:value-type="float" office:value="0.828971833144162" calcext:value-type="float">
            <text:p>0.8289718331</text:p>
          </table:table-cell>
          <table:table-cell table:number-columns-repeated="8"/>
        </table:table-row>
      </table:table>
      <table:table table:name="FP_TEMPO_ALTO" table:style-name="ta1">
        <table:table-column table:style-name="co1" table:default-cell-style-name="Default"/>
        <table:table-column table:style-name="co23" table:default-cell-style-name="ce8"/>
        <table:table-column table:style-name="co24" table:default-cell-style-name="Default"/>
        <table:table-column table:style-name="co25" table:number-columns-repeated="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8"/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SEM COLISAO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mplification_attack[0]= 1</text:p>
          </table:table-cell>
          <table:table-cell table:style-name="ce13"/>
          <table:table-cell table:number-columns-repeated="2"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/>
          <table:table-cell table:number-columns-repeated="2" office:value-type="string" calcext:value-type="string">
            <text:p>amplification_attack[0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1]= 0</text:p>
          </table:table-cell>
          <table:table-cell table:style-name="ce13"/>
          <table:table-cell table:number-columns-repeated="4" office:value-type="string" calcext:value-type="string">
            <text:p>amplification_attack[1]= 0</text:p>
          </table:table-cell>
          <table:table-cell/>
          <table:table-cell table:number-columns-repeated="2" office:value-type="string" calcext:value-type="string">
            <text:p>amplification_attack[1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2]= 0</text:p>
          </table:table-cell>
          <table:table-cell table:style-name="ce13"/>
          <table:table-cell table:number-columns-repeated="3"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/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3]= 0</text:p>
          </table:table-cell>
          <table:table-cell table:style-name="ce13"/>
          <table:table-cell table:number-columns-repeated="2"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1</text:p>
          </table:table-cell>
          <table:table-cell/>
          <table:table-cell table:number-columns-repeated="2" office:value-type="string" calcext:value-type="string">
            <text:p>amplification_attack[3]= 0</text:p>
          </table:table-cell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7:.L17]))" office:value-type="float" office:value="1" calcext:value-type="float">
            <text:p>1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7:.L17])" office:value-type="float" office:value="0.927960727138337" calcext:value-type="float">
            <text:p>0.9279607271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5];10)" office:value-type="float" office:value="0.57514544885407" calcext:value-type="float">
            <text:p>0.5751454489</text:p>
          </table:table-cell>
          <table:table-cell table:number-columns-repeated="7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table:number-columns-repeated="2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1]= 0</text:p>
          </table:table-cell>
          <table:table-cell table:number-columns-repeated="2"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1</text:p>
          </table:table-cell>
          <table:table-cell table:number-columns-repeated="2"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1</text:p>
          </table:table-cell>
          <table:table-cell table:number-columns-repeated="2" office:value-type="string" calcext:value-type="string">
            <text:p>amplification_attack[2]= 0</text:p>
          </table:table-cell>
          <table:table-cell table:number-columns-repeated="4" office:value-type="string" calcext:value-type="string">
            <text:p>amplification_attack[2]=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2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42:.L42]))" office:value-type="float" office:value="3" calcext:value-type="float">
            <text:p>3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42:.L42])" office:value-type="float" office:value="1.28668393770792" calcext:value-type="float">
            <text:p>1.286683937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50];10)" office:value-type="float" office:value="0.79748031273744" calcext:value-type="float">
            <text:p>0.7974803127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table:number-columns-repeated="2"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table:number-columns-repeated="2" office:value-type="string" calcext:value-type="string">
            <text:p>amplification_attack[0]= 2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1]= 1</text:p>
          </table:table-cell>
          <table:table-cell table:number-columns-repeated="2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2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2</text:p>
          </table:table-cell>
          <table:table-cell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2]= 2</text:p>
          </table:table-cell>
          <table:table-cell table:number-columns-repeated="3" office:value-type="string" calcext:value-type="string">
            <text:p>amplification_attack[2]= 1</text:p>
          </table:table-cell>
          <table:table-cell office:value-type="string" calcext:value-type="string">
            <text:p>amplification_attack[2]= 2</text:p>
          </table:table-cell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2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1</text:p>
          </table:table-cell>
          <table:table-cell office:value-type="string" calcext:value-type="string">
            <text:p>amplification_attack[2]=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2</text:p>
          </table:table-cell>
          <table:table-cell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2</text:p>
          </table:table-cell>
          <table:table-cell office:value-type="string" calcext:value-type="string">
            <text:p>amplification_attack[3]= 1</text:p>
          </table:table-cell>
          <table:table-cell office:value-type="string" calcext:value-type="string">
            <text:p>amplification_attack[3]= 2</text:p>
          </table:table-cell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2</text:p>
          </table:table-cell>
          <table:table-cell table:style-name="ce13" office:value-type="string" calcext:value-type="string">
            <text:p>amplification_attack[3]= 2</text:p>
          </table:table-cell>
          <table:table-cell office:value-type="string" calcext:value-type="string">
            <text:p>amplification_attack[3]= 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66:.L66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66:.L66])" office:value-type="float" office:value="1.56702123647242" calcext:value-type="float">
            <text:p>1.5670212365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74];10)" office:value-type="float" office:value="0.971231977881358" calcext:value-type="float">
            <text:p>0.9712319779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3"/>
          <table:table-cell table:style-name="ce17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0]= 2</text:p>
          </table:table-cell>
          <table:table-cell table:style-name="ce18" office:value-type="string" calcext:value-type="string">
            <text:p>amplification_attack[0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1]= 2</text:p>
          </table:table-cell>
          <table:table-cell table:style-name="ce18" office:value-type="string" calcext:value-type="string">
            <text:p>amplification_attack[1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2]= 2</text:p>
          </table:table-cell>
          <table:table-cell table:style-name="ce18" office:value-type="string" calcext:value-type="string">
            <text:p>amplification_attack[2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3]= 2</text:p>
          </table:table-cell>
          <table:table-cell table:style-name="ce18" office:value-type="string" calcext:value-type="string">
            <text:p>amplification_attack[3]= 2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90:.G90]))" office:value-type="float" office:value="8" calcext:value-type="float">
            <text:p>8</text:p>
          </table:table-cell>
          <table:table-cell table:style-name="ce15" table:number-columns-repeated="2"/>
          <table:table-cell table:style-name="ce20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90:.L90])" office:value-type="float" office:value="0" calcext:value-type="float">
            <text:p>0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3"/>
          <table:table-cell table:style-name="ce17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0]= 2</text:p>
          </table:table-cell>
          <table:table-cell table:style-name="ce18" office:value-type="string" calcext:value-type="string">
            <text:p>amplification_attack[0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1]= 2</text:p>
          </table:table-cell>
          <table:table-cell table:style-name="ce18" office:value-type="string" calcext:value-type="string">
            <text:p>amplification_attack[1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2]= 2</text:p>
          </table:table-cell>
          <table:table-cell table:style-name="ce18" office:value-type="string" calcext:value-type="string">
            <text:p>amplification_attack[2]= 2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amplification_attack[3]= 2</text:p>
          </table:table-cell>
          <table:table-cell table:style-name="ce18" office:value-type="string" calcext:value-type="string">
            <text:p>amplification_attack[3]= 2</text:p>
          </table:table-cell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6"/>
          <table:table-cell table:style-name="ce1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13:.G113]))" office:value-type="float" office:value="8" calcext:value-type="float">
            <text:p>8</text:p>
          </table:table-cell>
          <table:table-cell table:style-name="ce15" table:number-columns-repeated="2"/>
          <table:table-cell table:style-name="ce20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13:.L113])" office:value-type="float" office:value="0" calcext:value-type="float">
            <text:p>0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21];5)" office:value-type="string" office:string-value="" calcext:value-type="error">
            <text:p>Err:502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COM COLISAO</text:p>
          </table:table-cell>
          <table:table-cell table:number-columns-repeated="6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 table:number-columns-repeated="2"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number-columns-repeated="3"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1]= 0</text:p>
          </table:table-cell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table:number-columns-repeated="6"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3</text:p>
          </table:table-cell>
          <table:table-cell table:number-columns-repeated="2" office:value-type="string" calcext:value-type="string">
            <text:p>amplification_attack[3]= 5</text:p>
          </table:table-cell>
          <table:table-cell office:value-type="string" calcext:value-type="string">
            <text:p>amplification_attack[3]= 3</text:p>
          </table:table-cell>
          <table:table-cell table:number-columns-repeated="2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3</text:p>
          </table:table-cell>
          <table:table-cell office:value-type="string" calcext:value-type="string">
            <text:p>amplification_attack[3]= 5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number-columns-repeated="6" office:value-type="string" calcext:value-type="string">
            <text:p>Porcentagem entre colisões</text:p>
          </table:table-cell>
        </table:table-row>
        <table:table-row table:style-name="ro1">
          <table:table-cell table:number-columns-repeated="4"/>
          <table:table-cell table:style-name="ce13" table:number-columns-repeated="2"/>
          <table:table-cell office:value-type="string" calcext:value-type="string">
            <text:p>h1:16</text:p>
          </table:table-cell>
          <table:table-cell office:value-type="string" calcext:value-type="string">
            <text:p>h1:18</text:p>
          </table:table-cell>
          <table:table-cell office:value-type="string" calcext:value-type="string">
            <text:p>h1:15</text:p>
          </table:table-cell>
          <table:table-cell office:value-type="string" calcext:value-type="string">
            <text:p>h1:16</text:p>
          </table:table-cell>
          <table:table-cell table:number-columns-repeated="2" office:value-type="string" calcext:value-type="string">
            <text:p>h1: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3:18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20</text:p>
          </table:table-cell>
          <table:table-cell office:value-type="string" calcext:value-type="string">
            <text:p>h3:16</text:p>
          </table:table-cell>
          <table:table-cell table:number-columns-repeated="2" office:value-type="string" calcext:value-type="string">
            <text:p>h3:17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MEDIA</text:p>
          </table:table-cell>
          <table:table-cell table:style-name="ce13" table:formula="of:=ROUND(AVERAGE([.C141:.L141]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DESV PADRAO</text:p>
          </table:table-cell>
          <table:table-cell table:style-name="ce15" table:formula="of:=STDEV([.C141:.L141])" office:value-type="float" office:value="1.08012344973464" calcext:value-type="float">
            <text:p>1.0801234497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51];10)" office:value-type="float" office:value="0.669455148421198" calcext:value-type="float">
            <text:p>0.6694551484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table:number-columns-repeated="4" office:value-type="string" calcext:value-type="string">
            <text:p>amplification_attack[0]= 1</text:p>
          </table:table-cell>
          <table:table-cell table:style-name="ce13"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1</text:p>
          </table:table-cell>
          <table:table-cell office:value-type="string" calcext:value-type="string">
            <text:p>amplification_attack[0]= 1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  <table:table-cell table:number-columns-repeated="2" office:value-type="string" calcext:value-type="string">
            <text:p>amplification_attack[1]= 1</text:p>
          </table:table-cell>
          <table:table-cell office:value-type="string" calcext:value-type="string">
            <text:p>amplification_attack[1]= 2</text:p>
          </table:table-cell>
          <table:table-cell table:number-columns-repeated="2"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0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2]= 0</text:p>
          </table:table-cell>
          <table:table-cell table:number-columns-repeated="6" office:value-type="string" calcext:value-type="string">
            <text:p>amplification_attack[2]= 0</text:p>
          </table:table-cell>
          <table:table-cell table:number-columns-repeated="2"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amplification_attack[3]= 4</text:p>
          </table:table-cell>
          <table:table-cell table:number-columns-repeated="2" office:value-type="string" calcext:value-type="string">
            <text:p>amplification_attack[3]= 4</text:p>
          </table:table-cell>
          <table:table-cell office:value-type="string" calcext:value-type="string">
            <text:p>amplification_attack[3]= 5</text:p>
          </table:table-cell>
          <table:table-cell table:number-columns-repeated="3" office:value-type="string" calcext:value-type="string">
            <text:p>amplification_attack[3]= 4</text:p>
          </table:table-cell>
          <table:table-cell table:number-columns-repeated="2" table:style-name="ce13" office:value-type="string" calcext:value-type="string">
            <text:p>amplification_attack[3]= 4</text:p>
          </table:table-cell>
          <table:table-cell office:value-type="string" calcext:value-type="string">
            <text:p>amplification_attack[3]= 5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number-columns-repeated="10" office:value-type="string" calcext:value-type="string">
            <text:p>Porcentagem entre colisões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1:17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8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18</text:p>
          </table:table-cell>
          <table:table-cell office:value-type="string" calcext:value-type="string">
            <text:p>h3:16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table:number-columns-repeated="2" office:value-type="string" calcext:value-type="string">
            <text:p>h3:17</text:p>
          </table:table-cell>
          <table:table-cell office:value-type="string" calcext:value-type="string">
            <text:p>h3: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66:.L166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66:.L166])" office:value-type="float" office:value="0.674948557710553" calcext:value-type="float">
            <text:p>0.674948557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77];10)" office:value-type="float" office:value="0.418329763130129" calcext:value-type="float">
            <text:p>0.4183297631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2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2" office:value-type="string" calcext:value-type="string">
            <text:p>amplification_attack[0]= 1</text:p>
          </table:table-cell>
          <table:table-cell table:number-columns-repeated="2"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table:number-columns-repeated="4" office:value-type="string" calcext:value-type="string">
            <text:p>amplification_attack[1]= 2</text:p>
          </table:table-cell>
          <table:table-cell table:style-name="ce13"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amplification_attack[2]= 0</text:p>
          </table:table-cell>
          <table:table-cell table:number-columns-repeated="2"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5</text:p>
          </table:table-cell>
          <table:table-cell table:number-columns-repeated="6" office:value-type="string" calcext:value-type="string">
            <text:p>amplification_attack[3]= 4</text:p>
          </table:table-cell>
          <table:table-cell table:number-columns-repeated="2" table:style-name="ce13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number-columns-repeated="10" office:value-type="string" calcext:value-type="string">
            <text:p>Porcentagem entre colisõ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:19</text:p>
          </table:table-cell>
          <table:table-cell table:number-columns-repeated="3" office:value-type="string" calcext:value-type="string">
            <text:p>h1:16</text:p>
          </table:table-cell>
          <table:table-cell office:value-type="string" calcext:value-type="string">
            <text:p>h1:18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6</text:p>
          </table:table-cell>
          <table:table-cell office:value-type="string" calcext:value-type="string">
            <text:p>h1:17</text:p>
          </table:table-cell>
          <table:table-cell office:value-type="string" calcext:value-type="string">
            <text:p>h1:19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3:18</text:p>
          </table:table-cell>
          <table:table-cell table:number-columns-repeated="2"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office:value-type="string" calcext:value-type="string">
            <text:p>h3:17</text:p>
          </table:table-cell>
          <table:table-cell office:value-type="string" calcext:value-type="string">
            <text:p>h3:16</text:p>
          </table:table-cell>
          <table:table-cell table:number-columns-repeated="2" office:value-type="string" calcext:value-type="string">
            <text:p>h3:17</text:p>
          </table:table-cell>
          <table:table-cell office:value-type="string" calcext:value-type="string">
            <text:p>h3: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91:.L191]))" office:value-type="float" office:value="8" calcext:value-type="float">
            <text:p>8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91:.L191])" office:value-type="float" office:value="0.849836585598797" calcext:value-type="float">
            <text:p>0.8498365856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02];10)" office:value-type="float" office:value="0.526724494024805" calcext:value-type="float">
            <text:p>0.526724494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P_TEMPO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hreshold tempo alt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amplification_attack[0]= 2</text:p>
          </table:table-cell>
          <table:table-cell table:number-columns-repeated="3"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amplification_attack[1]= 2</text:p>
          </table:table-cell>
          <table:table-cell table:number-columns-repeated="3"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2</text:p>
          </table:table-cell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amplification_attack[2]= 0</text:p>
          </table:table-cell>
          <table:table-cell table:number-columns-repeated="3"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plification_attack[3]= 5</text:p>
          </table:table-cell>
          <table:table-cell table:number-columns-repeated="2" office:value-type="string" calcext:value-type="string">
            <text:p>amplification_attack[3]= 4</text:p>
          </table:table-cell>
          <table:table-cell table:number-columns-repeated="2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5</text:p>
          </table:table-cell>
          <table:table-cell table:style-name="ce13" office:value-type="string" calcext:value-type="string">
            <text:p>amplification_attack[3]= 4</text:p>
          </table:table-cell>
          <table:table-cell table:style-name="ce13" office:value-type="string" calcext:value-type="string">
            <text:p>amplification_attack[3]= 5</text:p>
          </table:table-cell>
          <table:table-cell office:value-type="string" calcext:value-type="string">
            <text:p>amplification_attack[3]= 4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216:.L216]))" office:value-type="float" office:value="9" calcext:value-type="float">
            <text:p>9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216:.L216])" office:value-type="float" office:value="0.52704627669473" calcext:value-type="float">
            <text:p>0.527046276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27];10)" office:value-type="float" office:value="0.326660664090009" calcext:value-type="float">
            <text:p>0.3266606641</text:p>
          </table:table-cell>
          <table:table-cell table:number-columns-repeated="7"/>
          <table:table-cell table:style-name="Default"/>
        </table:table-row>
      </table:table>
      <table:table table:name="FP_TEMPO_ALTO_PLOT" table:style-name="ta1">
        <table:shapes>
          <draw:frame draw:z-index="0" draw:style-name="gr1" draw:text-style-name="P1" svg:width="632.38pt" svg:height="531.84pt" svg:x="470.49pt" svg:y="84.76pt">
            <loext:p draw:notify-on-update-of-ranges="FP_TEMPO_ALTO_PLOT.C4:FP_TEMPO_ALTO_PLOT.C6 FP_TEMPO_ALTO_PLOT.D3:FP_TEMPO_ALTO_PLOT.D3 FP_TEMPO_ALTO_PLOT.D4:FP_TEMPO_ALTO_PLOT.D6 FP_TEMPO_ALTO_PLOT.E3:FP_TEMPO_ALTO_PLOT.E3 FP_TEMPO_ALTO_PLOT.E4:FP_TEMPO_ALTO_PLOT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Sem colisão, bytes threshold: 30.000.</text:p>
          </table:table-cell>
          <table:table-cell table:style-name="ce21" office:value-type="string" calcext:value-type="string">
            <text:p>Com colisão, bytes threshold: 30.000.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table table:name="FP_BYTES_BAIXO" table:style-name="ta1">
        <table:table-column table:style-name="co1" table:number-columns-repeated="2" table:default-cell-style-name="Default"/>
        <table:table-column table:style-name="co34" table:default-cell-style-name="ce8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5" table:default-cell-style-name="ce13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21" table:default-cell-style-name="ce18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SEM COLISAO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0</text:p>
          </table:table-cell>
          <table:table-cell/>
          <table:table-cell office:value-type="string" calcext:value-type="string">
            <text:p>amplification_attack[0]= 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0</text:p>
          </table:table-cell>
          <table:table-cell/>
          <table:table-cell office:value-type="string" calcext:value-type="string">
            <text:p>amplification_attack[1]= 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/>
          <table:table-cell office:value-type="string" calcext:value-type="string">
            <text:p>amplification_attack[2]= 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3]= 0</text:p>
          </table:table-cell>
          <table:table-cell office:value-type="string" calcext:value-type="string">
            <text:p>amplification_attack[3]= 0</text:p>
          </table:table-cell>
          <table:table-cell/>
          <table:table-cell office:value-type="string" calcext:value-type="string">
            <text:p>amplification_attack[3]= 1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16:.M16]))" office:value-type="float" office:value="0" calcext:value-type="float">
            <text:p>0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D16:.M16])" office:value-type="float" office:value="0.674948557710553" calcext:value-type="float">
            <text:p>0.674948557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E24];10)" office:value-type="float" office:value="0.418329763130129" calcext:value-type="float">
            <text:p>0.418329763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9"/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 office:value-type="string" calcext:value-type="string">
            <text:p>amplification_attack[0]= 0</text:p>
          </table:table-cell>
          <table:table-cell office:value-type="string" calcext:value-type="string">
            <text:p>amplification_attack[0]= 1</text:p>
          </table:table-cell>
          <table:table-cell table:style-name="Default"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0</text:p>
          </table:table-cell>
          <table:table-cell office:value-type="string" calcext:value-type="string">
            <text:p>amplification_attack[1]= 0</text:p>
          </table:table-cell>
          <table:table-cell office:value-type="string" calcext:value-type="string">
            <text:p>amplification_attack[1]= 1</text:p>
          </table:table-cell>
          <table:table-cell table:style-name="Default"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table:style-name="Default" office:value-type="string" calcext:value-type="string">
            <text:p>amplification_attack[2]= 0</text:p>
          </table:table-cell>
          <table:table-cell office:value-type="string" calcext:value-type="string">
            <text:p>amplification_attack[2]= 0</text:p>
          </table:table-cell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0</text:p>
          </table:table-cell>
          <table:table-cell table:style-name="Default" office:value-type="string" calcext:value-type="string">
            <text:p>amplification_attack[3]= 0</text:p>
          </table:table-cell>
          <table:table-cell table:number-columns-repeated="2"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39:.K39]))" office:value-type="float" office:value="2" calcext:value-type="float">
            <text:p>2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D39:.M39])" office:value-type="float" office:value="0.991031208965115" calcext:value-type="float">
            <text:p>0.99103120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E47];10)" office:value-type="float" office:value="0.614236220175362" calcext:value-type="float">
            <text:p>0.614236220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15000" calcext:value-type="float">
            <text:p>15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mplification_attack[0]= 1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mplification_attack[1]= 0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0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>
          <table:table-cell table:number-columns-repeated="3"/>
          <table:table-cell office:value-type="string" calcext:value-type="string">
            <text:p>amplification_attack[3]= 0</text:p>
          </table:table-cell>
          <table:table-cell office:value-type="string" calcext:value-type="string">
            <text:p>amplification_attack[3]= 1</text:p>
          </table:table-cell>
          <table:table-cell table:number-columns-repeated="2"/>
          <table:table-cell table:style-name="Default"/>
          <table:table-cell table:number-columns-repeated="3"/>
          <table:table-cell table:style-name="ce13"/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62:.M62]))" office:value-type="float" office:value="2" calcext:value-type="float">
            <text:p>2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D62:.M6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E70];10)" office:value-type="string" office:string-value="" calcext:value-type="error">
            <text:p>Err:50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4</text:p>
          </table:table-cell>
          <table:table-cell office:value-type="string" calcext:value-type="string">
            <text:p>amplification_attack[0]= 2</text:p>
          </table:table-cell>
          <table:table-cell table:style-name="Default" office:value-type="string" calcext:value-type="string">
            <text:p>amplification_attack[0]= 2</text:p>
          </table:table-cell>
          <table:table-cell office:value-type="string" calcext:value-type="string">
            <text:p>amplification_attack[0]= 2</text:p>
          </table:table-cell>
          <table:table-cell office:value-type="string" calcext:value-type="string">
            <text:p>amplification_attack[0]= 3</text:p>
          </table:table-cell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1</text:p>
          </table:table-cell>
          <table:table-cell table:style-name="Default" office:value-type="string" calcext:value-type="string">
            <text:p>amplification_attack[0]=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1]= 4</text:p>
          </table:table-cell>
          <table:table-cell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1</text:p>
          </table:table-cell>
          <table:table-cell table:style-name="Default" office:value-type="string" calcext:value-type="string">
            <text:p>amplification_attack[1]= 2</text:p>
          </table:table-cell>
          <table:table-cell table:number-columns-repeated="2" office:value-type="string" calcext:value-type="string">
            <text:p>amplification_attack[1]= 0</text:p>
          </table:table-cell>
          <table:table-cell office:value-type="string" calcext:value-type="string">
            <text:p>amplification_attack[1]= 2</text:p>
          </table:table-cell>
          <table:table-cell table:style-name="ce13" office:value-type="string" calcext:value-type="string">
            <text:p>amplification_attack[1]= 1</text:p>
          </table:table-cell>
          <table:table-cell table:style-name="Default" office:value-type="string" calcext:value-type="string">
            <text:p>amplification_attack[1]=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2]= 2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4</text:p>
          </table:table-cell>
          <table:table-cell office:value-type="string" calcext:value-type="string">
            <text:p>amplification_attack[2]= 3</text:p>
          </table:table-cell>
          <table:table-cell table:style-name="Default" office:value-type="string" calcext:value-type="string">
            <text:p>amplification_attack[2]= 1</text:p>
          </table:table-cell>
          <table:table-cell office:value-type="string" calcext:value-type="string">
            <text:p>amplification_attack[2]= 1</text:p>
          </table:table-cell>
          <table:table-cell office:value-type="string" calcext:value-type="string">
            <text:p>amplification_attack[2]= 3</text:p>
          </table:table-cell>
          <table:table-cell office:value-type="string" calcext:value-type="string">
            <text:p>amplification_attack[2]= 1</text:p>
          </table:table-cell>
          <table:table-cell table:style-name="ce13" office:value-type="string" calcext:value-type="string">
            <text:p>amplification_attack[2]= 4</text:p>
          </table:table-cell>
          <table:table-cell table:style-name="Default" office:value-type="string" calcext:value-type="string">
            <text:p>amplification_attack[2]= 2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mplification_attack[3]= 3</text:p>
          </table:table-cell>
          <table:table-cell table:style-name="ce13" office:value-type="string" calcext:value-type="string">
            <text:p>amplification_attack[3]= 2</text:p>
          </table:table-cell>
          <table:table-cell office:value-type="string" calcext:value-type="string">
            <text:p>amplification_attack[3]= 2</text:p>
          </table:table-cell>
          <table:table-cell table:style-name="Default" office:value-type="string" calcext:value-type="string">
            <text:p>amplification_attack[3]= 2</text:p>
          </table:table-cell>
          <table:table-cell office:value-type="string" calcext:value-type="string">
            <text:p>amplification_attack[3]= 2</text:p>
          </table:table-cell>
          <table:table-cell table:number-columns-repeated="2" office:value-type="string" calcext:value-type="string">
            <text:p>amplification_attack[3]= 1</text:p>
          </table:table-cell>
          <table:table-cell table:style-name="ce13" office:value-type="string" calcext:value-type="string">
            <text:p>amplification_attack[3]= 4</text:p>
          </table:table-cell>
          <table:table-cell table:style-name="Default" office:value-type="string" calcext:value-type="string">
            <text:p>amplification_attack[3]= 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15" office:value-type="string" calcext:value-type="string">
            <text:p>MEDIA</text:p>
          </table:table-cell>
          <table:table-cell table:style-name="ce15" table:formula="of:=ROUND(AVERAGE([.D85:.M85]))" office:value-type="float" office:value="8" calcext:value-type="float">
            <text:p>8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ce10"/>
          <table:table-cell table:style-name="ce1" office:value-type="string" calcext:value-type="string">
            <text:p>DESV PADRAO</text:p>
          </table:table-cell>
          <table:table-cell table:formula="of:=STDEV([.D85:.M85])" office:value-type="float" office:value="2.14993539954628" calcext:value-type="float">
            <text:p>2.1499353995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E93];10)" office:value-type="float" office:value="1.33251928041451" calcext:value-type="float">
            <text:p>1.332519280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COM COLISAO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2"/>
          <table:table-cell table:style-name="ce12"/>
          <table:table-cell table:style-name="ce3"/>
          <table:table-cell table:number-columns-repeated="8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/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0]= 0</text:p>
          </table:table-cell>
          <table:table-cell table:number-columns-repeated="3" office:value-type="string" calcext:value-type="string">
            <text:p>amplification_attack[0]= 0</text:p>
          </table:table-cell>
          <table:table-cell table:style-name="Default" office:value-type="string" calcext:value-type="string">
            <text:p>amplification_attack[0]= 1</text:p>
          </table:table-cell>
          <table:table-cell table:number-columns-repeated="3"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0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table:style-name="Default" office:value-type="string" calcext:value-type="string">
            <text:p>amplification_attack[1]= 1</text:p>
          </table:table-cell>
          <table:table-cell table:number-columns-repeated="3" office:value-type="string" calcext:value-type="string">
            <text:p>amplification_attack[1]= 0</text:p>
          </table:table-cell>
          <table:table-cell table:style-name="ce13" office:value-type="string" calcext:value-type="string">
            <text:p>amplification_attack[1]= 1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2]= 0</text:p>
          </table:table-cell>
          <table:table-cell table:number-columns-repeated="3" office:value-type="string" calcext:value-type="string">
            <text:p>amplification_attack[2]= 0</text:p>
          </table:table-cell>
          <table:table-cell table:style-name="Default" office:value-type="string" calcext:value-type="string">
            <text:p>amplification_attack[2]= 0</text:p>
          </table:table-cell>
          <table:table-cell table:number-columns-repeated="3"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amplification_attack[3]= 7</text:p>
          </table:table-cell>
          <table:table-cell office:value-type="string" calcext:value-type="string">
            <text:p>amplification_attack[3]= 5</text:p>
          </table:table-cell>
          <table:table-cell table:number-columns-repeated="2" office:value-type="string" calcext:value-type="string">
            <text:p>amplification_attack[3]= 6</text:p>
          </table:table-cell>
          <table:table-cell table:style-name="Default" office:value-type="string" calcext:value-type="string">
            <text:p>amplification_attack[3]= 4</text:p>
          </table:table-cell>
          <table:table-cell office:value-type="string" calcext:value-type="string">
            <text:p>amplification_attack[3]= 7</text:p>
          </table:table-cell>
          <table:table-cell table:number-columns-repeated="2" office:value-type="string" calcext:value-type="string">
            <text:p>amplification_attack[3]= 6</text:p>
          </table:table-cell>
          <table:table-cell table:style-name="ce13" office:value-type="string" calcext:value-type="string">
            <text:p>amplification_attack[3]= 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110:.L110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D110:.M110])" office:value-type="float" office:value="0.866025403784438" calcext:value-type="float">
            <text:p>0.866025403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INTERVALO CONFIANÇA</text:p>
          </table:table-cell>
          <table:table-cell table:formula="of:=CONFIDENCE(0.05;[.E118];10)" office:value-type="float" office:value="0.536758243115147" calcext:value-type="float">
            <text:p>0.536758243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>
            <text:p>FP_BYTES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Detectados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0]= 2</text:p>
          </table:table-cell>
          <table:table-cell table:style-name="ce13" office:value-type="string" calcext:value-type="string">
            <text:p>amplification_attack[0]= 2</text:p>
          </table:table-cell>
          <table:table-cell office:value-type="string" calcext:value-type="string">
            <text:p>amplification_attack[0]= 3</text:p>
          </table:table-cell>
          <table:table-cell office:value-type="string" calcext:value-type="string">
            <text:p>amplification_attack[0]= 1</text:p>
          </table:table-cell>
          <table:table-cell table:style-name="Default" office:value-type="string" calcext:value-type="string">
            <text:p>amplification_attack[0]= 3</text:p>
          </table:table-cell>
          <table:table-cell office:value-type="string" calcext:value-type="string">
            <text:p>amplification_attack[0]= 1</text:p>
          </table:table-cell>
          <table:table-cell office:value-type="string" calcext:value-type="string">
            <text:p>amplification_attack[0]= 0</text:p>
          </table:table-cell>
          <table:table-cell table:style-name="ce13" office:value-type="string" calcext:value-type="string">
            <text:p>amplification_attack[0]= 1</text:p>
          </table:table-cell>
          <table:table-cell office:value-type="string" calcext:value-type="string">
            <text:p>amplification_attack[0]= 3</text:p>
          </table:table-cell>
          <table:table-cell office:value-type="string" calcext:value-type="string">
            <text:p>amplification_attack[0]=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1]= 3</text:p>
          </table:table-cell>
          <table:table-cell table:style-name="ce13" office:value-type="string" calcext:value-type="string">
            <text:p>amplification_attack[1]= 1</text:p>
          </table:table-cell>
          <table:table-cell office:value-type="string" calcext:value-type="string">
            <text:p>amplification_attack[1]= 4</text:p>
          </table:table-cell>
          <table:table-cell office:value-type="string" calcext:value-type="string">
            <text:p>amplification_attack[1]= 0</text:p>
          </table:table-cell>
          <table:table-cell table:style-name="Default" office:value-type="string" calcext:value-type="string">
            <text:p>amplification_attack[1]= 2</text:p>
          </table:table-cell>
          <table:table-cell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table:style-name="ce13" office:value-type="string" calcext:value-type="string">
            <text:p>amplification_attack[1]= 2</text:p>
          </table:table-cell>
          <table:table-cell office:value-type="string" calcext:value-type="string">
            <text:p>amplification_attack[1]= 1</text:p>
          </table:table-cell>
          <table:table-cell office:value-type="string" calcext:value-type="string">
            <text:p>amplification_attack[1]=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table:number-columns-repeated="2" office:value-type="string" calcext:value-type="string">
            <text:p>amplification_attack[2]= 0</text:p>
          </table:table-cell>
          <table:table-cell table:style-name="Default" office:value-type="string" calcext:value-type="string">
            <text:p>amplification_attack[2]= 0</text:p>
          </table:table-cell>
          <table:table-cell table:number-columns-repeated="2" office:value-type="string" calcext:value-type="string">
            <text:p>amplification_attack[2]= 0</text:p>
          </table:table-cell>
          <table:table-cell table:style-name="ce13" office:value-type="string" calcext:value-type="string">
            <text:p>amplification_attack[2]= 0</text:p>
          </table:table-cell>
          <table:table-cell table:number-columns-repeated="2" office:value-type="string" calcext:value-type="string">
            <text:p>amplification_attack[2]=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plification_attack[3]= 13</text:p>
          </table:table-cell>
          <table:table-cell table:style-name="ce13" office:value-type="string" calcext:value-type="string">
            <text:p>amplification_attack[3]= 11</text:p>
          </table:table-cell>
          <table:table-cell office:value-type="string" calcext:value-type="string">
            <text:p>amplification_attack[3]= 12</text:p>
          </table:table-cell>
          <table:table-cell office:value-type="string" calcext:value-type="string">
            <text:p>amplification_attack[3]= 13</text:p>
          </table:table-cell>
          <table:table-cell table:style-name="Default" office:value-type="string" calcext:value-type="string">
            <text:p>amplification_attack[3]= 13</text:p>
          </table:table-cell>
          <table:table-cell office:value-type="string" calcext:value-type="string">
            <text:p>amplification_attack[3]= 12</text:p>
          </table:table-cell>
          <table:table-cell office:value-type="string" calcext:value-type="string">
            <text:p>amplification_attack[3]= 11</text:p>
          </table:table-cell>
          <table:table-cell table:style-name="ce13" office:value-type="string" calcext:value-type="string">
            <text:p>amplification_attack[3]= 14</text:p>
          </table:table-cell>
          <table:table-cell office:value-type="string" calcext:value-type="string">
            <text:p>amplification_attack[3]= 11</text:p>
          </table:table-cell>
          <table:table-cell office:value-type="string" calcext:value-type="string">
            <text:p>amplification_attack[3]= 1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D133:.M133]))" office:value-type="float" office:value="16" calcext:value-type="float">
            <text:p>1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D133:.M133])" office:value-type="float" office:value="2.23358207570013" calcext:value-type="float">
            <text:p>2.233582075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E141];10)" office:value-type="float" office:value="1.38436307476345" calcext:value-type="float">
            <text:p>1.384363074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table table:name="FP_BYTES_BAIXO_PLOT" table:style-name="ta1">
        <table:shapes>
          <draw:frame draw:z-index="0" draw:style-name="gr1" draw:text-style-name="P1" svg:width="636.69pt" svg:height="534.56pt" svg:x="-0.03pt" svg:y="0.23pt">
            <loext:p draw:notify-on-update-of-ranges="FP_BYTES_BAIXO_PLOT.B5:FP_BYTES_BAIXO_PLOT.B7 FP_BYTES_BAIXO_PLOT.C4:FP_BYTES_BAIXO_PLOT.C4 FP_BYTES_BAIXO_PLOT.C5:FP_BYTES_BAIXO_PLOT.C7 FP_BYTES_BAIXO_PLOT.D4:FP_BYTES_BAIXO_PLOT.D4 FP_BYTES_BAIXO_PLOT.D5:FP_BYTES_BAIXO_PLOT.D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2"/>
          <table:table-cell table:style-name="ce21" office:value-type="string" calcext:value-type="string">
            <text:p>Sem colisão, timestamp threshold: <text:s/>3 segundos.</text:p>
          </table:table-cell>
          <table:table-cell table:style-name="ce21" office:value-type="string" calcext:value-type="string">
            <text:p>Com colisão, timestamp threshold: 3 segundos.</text:p>
          </table:table-cell>
        </table:table-row>
        <table:table-row table:style-name="ro1">
          <table:table-cell/>
          <table:table-cell table:style-name="ce1" office:value-type="string" calcext:value-type="string">
            <text:p>10K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 office:value-type="string" calcext:value-type="string">
            <text:p>20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</table:table-row>
      </table:table>
      <table:table table:name="FN_BASE" table:style-name="ta1">
        <table:table-column table:style-name="co1" table:default-cell-style-name="Default"/>
        <table:table-column table:style-name="co41" table:default-cell-style-name="ce8"/>
        <table:table-column table:style-name="co42" table:default-cell-style-name="Default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column table:style-name="co1" table:default-cell-style-name="ce18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ASE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Ataqu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ce13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5:.G15]))" office:value-type="float" office:value="8" calcext:value-type="float">
            <text:p>8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5:.G1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3];10)" office:value-type="string" office:string-value="" calcext:value-type="error">
            <text:p>Err:50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table table:name="FN_TEMPO_BAIXO" table:style-name="ta1">
        <table:table-column table:style-name="co1" table:default-cell-style-name="Default"/>
        <table:table-column table:style-name="co43" table:default-cell-style-name="ce8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ce18"/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SEM COLISAO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">
          <table:table-cell table:number-columns-repeated="5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7:.L17]))" office:value-type="float" office:value="5" calcext:value-type="float">
            <text:p>5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7:.L17])" office:value-type="float" office:value="0.823272602348565" calcext:value-type="float">
            <text:p>0.8232726023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5];10)" office:value-type="float" office:value="0.510260269168089" calcext:value-type="float">
            <text:p>0.5102602692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Ataqu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3"/>
          <table:table-cell table:style-name="ce13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40:.L40]))" office:value-type="float" office:value="2" calcext:value-type="float">
            <text:p>2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40:.L40])" office:value-type="float" office:value="1.10050493461461" calcext:value-type="float">
            <text:p>1.1005049346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48];10)" office:value-type="float" office:value="0.682087491500793" calcext:value-type="float">
            <text:p>0.6820874915</text:p>
          </table:table-cell>
          <table:table-cell table:number-columns-repeated="7"/>
          <table:table-cell table:style-name="Default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  <table:table-cell table:style-name="ce13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66:.L66]))" office:value-type="float" office:value="1" calcext:value-type="float">
            <text:p>1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66:.L66])" office:value-type="float" office:value="0.899735410842437" calcext:value-type="float">
            <text:p>0.8997354108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74];10)" office:value-type="float" office:value="0.557651538028646" calcext:value-type="float">
            <text:p>0.557651538</text:p>
          </table:table-cell>
          <table:table-cell table:number-columns-repeated="7"/>
          <table:table-cell table:style-name="Default"/>
        </table:table-row>
        <table:table-row table:style-name="ro1" table:number-rows-repeated="7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  <table:table-cell table:style-name="ce13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95:.L95]))" office:value-type="float" office:value="0" calcext:value-type="float">
            <text:p>0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95:.L95])" office:value-type="float" office:value="0" calcext:value-type="float">
            <text:p>0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03];10)" office:value-type="string" office:string-value="" calcext:value-type="error">
            <text:p>Err:502</text:p>
          </table:table-cell>
          <table:table-cell table:number-columns-repeated="7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COM COLISAO</text:p>
          </table:table-cell>
          <table:table-cell table:number-columns-repeated="6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quests from h1: 67</text:p>
          </table:table-cell>
          <table:table-cell office:value-type="string" calcext:value-type="string">
            <text:p>Requests from h1: 65</text:p>
          </table:table-cell>
          <table:table-cell office:value-type="string" calcext:value-type="string">
            <text:p>Requests from h1: 62</text:p>
          </table:table-cell>
          <table:table-cell table:style-name="ce13" office:value-type="string" calcext:value-type="string">
            <text:p>Requests from h1: 57</text:p>
          </table:table-cell>
          <table:table-cell office:value-type="string" calcext:value-type="string">
            <text:p>Requests from h1: 64</text:p>
          </table:table-cell>
          <table:table-cell office:value-type="string" calcext:value-type="string">
            <text:p>Requests from h1: 63</text:p>
          </table:table-cell>
          <table:table-cell office:value-type="string" calcext:value-type="string">
            <text:p>Requests from h1: 71</text:p>
          </table:table-cell>
          <table:table-cell office:value-type="string" calcext:value-type="string">
            <text:p>Requests from h1: 63</text:p>
          </table:table-cell>
          <table:table-cell office:value-type="string" calcext:value-type="string">
            <text:p>Requests from h1: 66</text:p>
          </table:table-cell>
          <table:table-cell office:value-type="string" calcext:value-type="string">
            <text:p>Requests from h1: 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s from h2: 19</text:p>
          </table:table-cell>
          <table:table-cell office:value-type="string" calcext:value-type="string">
            <text:p>Requests from h2: 18</text:p>
          </table:table-cell>
          <table:table-cell office:value-type="string" calcext:value-type="string">
            <text:p>Requests from h2: 16</text:p>
          </table:table-cell>
          <table:table-cell table:style-name="ce13" office:value-type="string" calcext:value-type="string">
            <text:p>Requests from h2: 19</text:p>
          </table:table-cell>
          <table:table-cell table:number-columns-repeated="5" office:value-type="string" calcext:value-type="string">
            <text:p>Requests from h2: 17</text:p>
          </table:table-cell>
          <table:table-cell office:value-type="string" calcext:value-type="string">
            <text:p>Requests from h2: 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s from h3: 15</text:p>
          </table:table-cell>
          <table:table-cell office:value-type="string" calcext:value-type="string">
            <text:p>Requests from h3: 18</text:p>
          </table:table-cell>
          <table:table-cell office:value-type="string" calcext:value-type="string">
            <text:p>Requests from h3: 17</text:p>
          </table:table-cell>
          <table:table-cell table:style-name="ce13" office:value-type="string" calcext:value-type="string">
            <text:p>Requests from h3: 18</text:p>
          </table:table-cell>
          <table:table-cell table:number-columns-repeated="2" office:value-type="string" calcext:value-type="string">
            <text:p>Requests from h3: 16</text:p>
          </table:table-cell>
          <table:table-cell table:number-columns-repeated="3" office:value-type="string" calcext:value-type="string">
            <text:p>Requests from h3: 18</text:p>
          </table:table-cell>
          <table:table-cell office:value-type="string" calcext:value-type="string">
            <text:p>Requests from h3: 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s from h4: 16</text:p>
          </table:table-cell>
          <table:table-cell table:number-columns-repeated="2" office:value-type="string" calcext:value-type="string">
            <text:p>Requests from h4: 18</text:p>
          </table:table-cell>
          <table:table-cell office:value-type="string" calcext:value-type="string">
            <text:p>Requests from h4: 20</text:p>
          </table:table-cell>
          <table:table-cell table:style-name="ce13" office:value-type="string" calcext:value-type="string">
            <text:p>Requests from h4: 19</text:p>
          </table:table-cell>
          <table:table-cell office:value-type="string" calcext:value-type="string">
            <text:p>Requests from h4: 18</text:p>
          </table:table-cell>
          <table:table-cell table:number-columns-repeated="3" office:value-type="string" calcext:value-type="string">
            <text:p>Requests from h4: 17</text:p>
          </table:table-cell>
          <table:table-cell office:value-type="string" calcext:value-type="string">
            <text:p>Requests from h4: 16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24:.L124]))" office:value-type="float" office:value="9" calcext:value-type="float">
            <text:p>9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24:.L124])" office:value-type="float" office:value="1.47572957474524" calcext:value-type="float">
            <text:p>1.4757295747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32];10)" office:value-type="float" office:value="0.914649859452025" calcext:value-type="float">
            <text:p>0.9146498595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Ataqu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quests from h1: 62</text:p>
          </table:table-cell>
          <table:table-cell table:style-name="ce13" office:value-type="string" calcext:value-type="string">
            <text:p>Requests from h1: 61</text:p>
          </table:table-cell>
          <table:table-cell office:value-type="string" calcext:value-type="string">
            <text:p>Requests from h1: 65</text:p>
          </table:table-cell>
          <table:table-cell office:value-type="string" calcext:value-type="string">
            <text:p>Requests from h1: 69</text:p>
          </table:table-cell>
          <table:table-cell office:value-type="string" calcext:value-type="string">
            <text:p>Requests from h1: 63</text:p>
          </table:table-cell>
          <table:table-cell office:value-type="string" calcext:value-type="string">
            <text:p>Requests from h1: 60</text:p>
          </table:table-cell>
          <table:table-cell office:value-type="string" calcext:value-type="string">
            <text:p>Requests from h1: 64</text:p>
          </table:table-cell>
          <table:table-cell office:value-type="string" calcext:value-type="string">
            <text:p>Requests from h1: 61</text:p>
          </table:table-cell>
          <table:table-cell office:value-type="string" calcext:value-type="string">
            <text:p>Requests from h1: 64</text:p>
          </table:table-cell>
          <table:table-cell office:value-type="string" calcext:value-type="string">
            <text:p>Requests from h1: 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s from h2: 17</text:p>
          </table:table-cell>
          <table:table-cell table:style-name="ce13" office:value-type="string" calcext:value-type="string">
            <text:p>Requests from h2: 18</text:p>
          </table:table-cell>
          <table:table-cell office:value-type="string" calcext:value-type="string">
            <text:p>Requests from h2: 18</text:p>
          </table:table-cell>
          <table:table-cell office:value-type="string" calcext:value-type="string">
            <text:p>Requests from h2: 16</text:p>
          </table:table-cell>
          <table:table-cell office:value-type="string" calcext:value-type="string">
            <text:p>Requests from h2: 17</text:p>
          </table:table-cell>
          <table:table-cell office:value-type="string" calcext:value-type="string">
            <text:p>Requests from h2: 19</text:p>
          </table:table-cell>
          <table:table-cell office:value-type="string" calcext:value-type="string">
            <text:p>Requests from h2: 16</text:p>
          </table:table-cell>
          <table:table-cell table:number-columns-repeated="3" office:value-type="string" calcext:value-type="string">
            <text:p>Requests from h2: 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s from h3: 16</text:p>
          </table:table-cell>
          <table:table-cell table:style-name="ce13" office:value-type="string" calcext:value-type="string">
            <text:p>Requests from h3: 17</text:p>
          </table:table-cell>
          <table:table-cell office:value-type="string" calcext:value-type="string">
            <text:p>Requests from h3: 19</text:p>
          </table:table-cell>
          <table:table-cell table:number-columns-repeated="3" office:value-type="string" calcext:value-type="string">
            <text:p>Requests from h3: 17</text:p>
          </table:table-cell>
          <table:table-cell office:value-type="string" calcext:value-type="string">
            <text:p>Requests from h3: 18</text:p>
          </table:table-cell>
          <table:table-cell office:value-type="string" calcext:value-type="string">
            <text:p>Requests from h3: 20</text:p>
          </table:table-cell>
          <table:table-cell office:value-type="string" calcext:value-type="string">
            <text:p>Requests from h3: 17</text:p>
          </table:table-cell>
          <table:table-cell office:value-type="string" calcext:value-type="string">
            <text:p>Requests from h3: 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s from h4: 18</text:p>
          </table:table-cell>
          <table:table-cell table:number-columns-repeated="2" office:value-type="string" calcext:value-type="string">
            <text:p>Requests from h4: 17</text:p>
          </table:table-cell>
          <table:table-cell office:value-type="string" calcext:value-type="string">
            <text:p>Requests from h4: 16</text:p>
          </table:table-cell>
          <table:table-cell table:style-name="ce13" office:value-type="string" calcext:value-type="string">
            <text:p>Requests from h4: 17</text:p>
          </table:table-cell>
          <table:table-cell office:value-type="string" calcext:value-type="string">
            <text:p>Requests from h4: 16</text:p>
          </table:table-cell>
          <table:table-cell office:value-type="string" calcext:value-type="string">
            <text:p>Requests from h4: 18</text:p>
          </table:table-cell>
          <table:table-cell office:value-type="string" calcext:value-type="string">
            <text:p>Requests from h4: 19</text:p>
          </table:table-cell>
          <table:table-cell office:value-type="string" calcext:value-type="string">
            <text:p>Requests from h4: 18</text:p>
          </table:table-cell>
          <table:table-cell office:value-type="string" calcext:value-type="string">
            <text:p>Requests from h4: 16</text:p>
          </table:table-cell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22" office:value-type="string" calcext:value-type="string">
            <text:p>MEDIA</text:p>
          </table:table-cell>
          <table:table-cell table:style-name="ce15" table:formula="of:=ROUND(AVERAGE([.C147:.L147]))" office:value-type="float" office:value="8" calcext:value-type="float">
            <text:p>8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DESV PADRAO</text:p>
          </table:table-cell>
          <table:table-cell table:formula="of:=STDEV([.C147:.L147])" office:value-type="float" office:value="0.843274042711568" calcext:value-type="float">
            <text:p>0.8432740427</text:p>
          </table:table-cell>
          <table:table-cell table:style-name="ce2" office:value-type="string" calcext:value-type="string">
            <text:p>ERRO PADRAO</text:p>
          </table:table-cell>
          <table:table-cell table:formula="of:=[.D155]/SQRT(COUNT([.C147:.L147]))" office:value-type="float" office:value="0.266666666666667" calcext:value-type="float">
            <text:p>0.2666666667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INTERVALO CONFIANÇA</text:p>
          </table:table-cell>
          <table:table-cell table:formula="of:=CONFIDENCE(0.05;[.D155];10)" office:value-type="float" office:value="0.522657062544014" calcext:value-type="float">
            <text:p>0.5226570625</text:p>
          </table:table-cell>
          <table:table-cell table:number-columns-repeated="7"/>
          <table:table-cell table:style-name="Default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TEMPO_BAIX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13"/>
          <table:table-cell/>
        </table:table-row>
        <table:table-row table:style-name="ro1">
          <table:table-cell table:number-columns-repeated="4"/>
          <table:table-cell office:value-type="string" calcext:value-type="string">
            <text:p>Requests from h1: 66</text:p>
          </table:table-cell>
          <table:table-cell office:value-type="string" calcext:value-type="string">
            <text:p>Requests from h1: 75</text:p>
          </table:table-cell>
          <table:table-cell office:value-type="string" calcext:value-type="string">
            <text:p>Requests from h1: 71</text:p>
          </table:table-cell>
          <table:table-cell office:value-type="string" calcext:value-type="string">
            <text:p>Requests from h1: 64</text:p>
          </table:table-cell>
          <table:table-cell table:number-columns-repeated="2" office:value-type="string" calcext:value-type="string">
            <text:p>Requests from h1: 63</text:p>
          </table:table-cell>
          <table:table-cell table:style-name="ce13" office:value-type="string" calcext:value-type="string">
            <text:p>Requests from h1: 59</text:p>
          </table:table-cell>
          <table:table-cell office:value-type="string" calcext:value-type="string">
            <text:p>Requests from h1: 65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Requests from h2: 17</text:p>
          </table:table-cell>
          <table:table-cell table:number-columns-repeated="2" office:value-type="string" calcext:value-type="string">
            <text:p>Requests from h2: 16</text:p>
          </table:table-cell>
          <table:table-cell office:value-type="string" calcext:value-type="string">
            <text:p>Requests from h2: 18</text:p>
          </table:table-cell>
          <table:table-cell office:value-type="string" calcext:value-type="string">
            <text:p>Requests from h2: 17</text:p>
          </table:table-cell>
          <table:table-cell table:style-name="ce13" office:value-type="string" calcext:value-type="string">
            <text:p>Requests from h2: 16</text:p>
          </table:table-cell>
          <table:table-cell office:value-type="string" calcext:value-type="string">
            <text:p>Requests from h2: 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quests from h3: 19</text:p>
          </table:table-cell>
          <table:table-cell office:value-type="string" calcext:value-type="string">
            <text:p>Requests from h3: 18</text:p>
          </table:table-cell>
          <table:table-cell office:value-type="string" calcext:value-type="string">
            <text:p>Requests from h3: 17</text:p>
          </table:table-cell>
          <table:table-cell office:value-type="string" calcext:value-type="string">
            <text:p>Requests from h3: 15</text:p>
          </table:table-cell>
          <table:table-cell office:value-type="string" calcext:value-type="string">
            <text:p>Requests from h3: 18</text:p>
          </table:table-cell>
          <table:table-cell office:value-type="string" calcext:value-type="string">
            <text:p>Requests from h3: 17</text:p>
          </table:table-cell>
          <table:table-cell table:style-name="ce13" office:value-type="string" calcext:value-type="string">
            <text:p>Requests from h3: 19</text:p>
          </table:table-cell>
          <table:table-cell office:value-type="string" calcext:value-type="string">
            <text:p>Requests from h3: 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quests from h4: 18</text:p>
          </table:table-cell>
          <table:table-cell table:number-columns-repeated="2" office:value-type="string" calcext:value-type="string">
            <text:p>Requests from h4: 16</text:p>
          </table:table-cell>
          <table:table-cell office:value-type="string" calcext:value-type="string">
            <text:p>Requests from h4: 15</text:p>
          </table:table-cell>
          <table:table-cell office:value-type="string" calcext:value-type="string">
            <text:p>Requests from h4: 16</text:p>
          </table:table-cell>
          <table:table-cell office:value-type="string" calcext:value-type="string">
            <text:p>Requests from h4: 17</text:p>
          </table:table-cell>
          <table:table-cell office:value-type="string" calcext:value-type="string">
            <text:p>Requests from h4: 18</text:p>
          </table:table-cell>
          <table:table-cell office:value-type="string" calcext:value-type="string">
            <text:p>Requests from h4: 1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73:.L173]))" office:value-type="float" office:value="5" calcext:value-type="float">
            <text:p>5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73:.L173])" office:value-type="float" office:value="1.95505043981536" calcext:value-type="float">
            <text:p>1.9550504398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81];10)" office:value-type="float" office:value="1.21173055050241" calcext:value-type="float">
            <text:p>1.2117305505</text:p>
          </table:table-cell>
          <table:table-cell table:number-columns-repeated="7"/>
          <table:table-cell table:style-name="Default"/>
        </table:table-row>
      </table:table>
      <table:table table:name="FN_TEMPO_BAIXO_PLOT" table:style-name="ta1">
        <table:shapes>
          <draw:frame draw:z-index="0" draw:style-name="gr1" draw:text-style-name="P1" svg:width="632.75pt" svg:height="449.43pt" svg:x="614.64pt" svg:y="30.39pt">
            <loext:p draw:notify-on-update-of-ranges="FN_TEMPO_BAIXO_PLOT.C4:FN_TEMPO_BAIXO_PLOT.C7 FN_TEMPO_BAIXO_PLOT.D3:FN_TEMPO_BAIXO_PLOT.D3 FN_TEMPO_BAIXO_PLOT.D4:FN_TEMPO_BAIXO_PLOT.D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5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S/C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7" calcext:value-type="float">
            <text:p>0.7</text:p>
          </table:table-cell>
          <table:table-cell table:style-name="Default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5"/>
        </table:table-row>
        <table:table-row table:style-name="ro2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style-name="ce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7" calcext:value-type="float">
            <text:p>0.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FN_BYTES_ALTO" table:style-name="ta1">
        <table:table-column table:style-name="co1" table:default-cell-style-name="Default"/>
        <table:table-column table:style-name="co43" table:default-cell-style-name="ce8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ce18"/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SEM COLISAO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YTES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40000" calcext:value-type="float">
            <text:p>4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7:.H17]))" office:value-type="float" office:value="6" calcext:value-type="float">
            <text:p>6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7:.H17])" office:value-type="float" office:value="0.516397779494322" calcext:value-type="float">
            <text:p>0.5163977795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25];10)" office:value-type="float" office:value="0.320060778423687" calcext:value-type="float">
            <text:p>0.3200607784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YTES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Ataqu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ce13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40:.J40]))" office:value-type="float" office:value="4" calcext:value-type="float">
            <text:p>4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40:.J40])" office:value-type="float" office:value="0.462910049886276" calcext:value-type="float">
            <text:p>0.4629100499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48];10)" office:value-type="float" office:value="0.28690934932337" calcext:value-type="float">
            <text:p>0.2869093493</text:p>
          </table:table-cell>
          <table:table-cell table:number-columns-repeated="7"/>
          <table:table-cell table:style-name="Default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YTES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Não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  <table:table-cell table:style-name="ce13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66:.L66]))" office:value-type="float" office:value="3" calcext:value-type="float">
            <text:p>3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66:.L66])" office:value-type="float" office:value="0.517549169506766" calcext:value-type="float">
            <text:p>0.5175491695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74];10)" office:value-type="float" office:value="0.320774404233645" calcext:value-type="float">
            <text:p>0.3207744042</text:p>
          </table:table-cell>
          <table:table-cell table:number-columns-repeated="7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3">
          <table:table-cell table:style-name="ce6" table:number-columns-repeated="4"/>
          <table:table-cell table:style-name="ce16" office:value-type="string" calcext:value-type="string">
            <text:p>COM COLISAO</text:p>
          </table:table-cell>
          <table:table-cell table:number-columns-repeated="6"/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YTES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/>
          <table:table-cell table:style-name="ce3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 table:number-rows-repeated="4">
          <table:table-cell table:number-columns-repeated="5"/>
          <table:table-cell table:style-name="ce13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94:.L94]))" office:value-type="string" office:string-value="" calcext:value-type="error">
            <text:p>#DIV/0!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94:.L94])" office:value-type="string" office:string-value="" calcext:value-type="error">
            <text:p>#DIV/0!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02];10)" office:value-type="string" office:string-value="" calcext:value-type="error">
            <text:p>#DIV/0!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YTES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Ataqu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4"/>
          <table:table-cell table:style-name="ce13"/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ce13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5"/>
        </table:table-row>
        <table:table-row table:style-name="ro1">
          <table:table-cell/>
          <table:table-cell table:style-name="ce10"/>
          <table:table-cell table:style-name="ce22" office:value-type="string" calcext:value-type="string">
            <text:p>MEDIA</text:p>
          </table:table-cell>
          <table:table-cell table:style-name="ce15" table:formula="of:=ROUND(AVERAGE([.C117:.L117]))" office:value-type="string" office:string-value="" calcext:value-type="error">
            <text:p>#DIV/0!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DESV PADRAO</text:p>
          </table:table-cell>
          <table:table-cell table:formula="of:=STDEV([.C117:.L117])" office:value-type="string" office:string-value="" calcext:value-type="error">
            <text:p>#DIV/0!</text:p>
          </table:table-cell>
          <table:table-cell table:style-name="ce2" office:value-type="string" calcext:value-type="string">
            <text:p>ERRO PADRAO</text:p>
          </table:table-cell>
          <table:table-cell table:formula="of:=[.D125]/SQRT(COUNT([.C117:.L117]))" office:value-type="string" office:string-value="" calcext:value-type="error">
            <text:p>#DIV/0!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INTERVALO CONFIANÇA</text:p>
          </table:table-cell>
          <table:table-cell table:formula="of:=CONFIDENCE(0.05;[.D125];10)" office:value-type="string" office:string-value="" calcext:value-type="error">
            <text:p>#DIV/0!</text:p>
          </table:table-cell>
          <table:table-cell table:number-columns-repeated="7"/>
          <table:table-cell table:style-name="Default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FN_BYTES_ALTO</text:p>
          </table:table-cell>
          <table:table-cell table:style-name="ce14" table:number-columns-repeated="8"/>
          <table:table-cell table:style-name="ce1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9" office:value-type="string" calcext:value-type="string">
            <text:p>Detectados</text:p>
          </table:table-cell>
          <table:table-cell table:number-columns-repeated="9"/>
          <table:table-cell table:style-name="Default"/>
        </table:table-row>
        <table:table-row table:style-name="ro1" table:number-rows-repeated="5">
          <table:table-cell table:number-columns-repeated="11"/>
          <table:table-cell table:style-name="Default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"/>
          <table:table-cell table:style-name="ce4" office:value-type="string" calcext:value-type="string">
            <text:p>MEDIA</text:p>
          </table:table-cell>
          <table:table-cell table:style-name="ce15" table:formula="of:=ROUND(AVERAGE([.C143:.L143]))" office:value-type="string" office:string-value="" calcext:value-type="error">
            <text:p>#DIV/0!</text:p>
          </table:table-cell>
          <table:table-cell table:style-name="ce15" table:number-columns-repeated="7"/>
          <table:table-cell table:style-name="ce20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DESV PADRAO</text:p>
          </table:table-cell>
          <table:table-cell table:formula="of:=STDEV([.C143:.L143])" office:value-type="string" office:string-value="" calcext:value-type="error">
            <text:p>#DIV/0!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INTERVALO CONFIANÇA</text:p>
          </table:table-cell>
          <table:table-cell table:formula="of:=CONFIDENCE(0.05;[.D151];10)" office:value-type="string" office:string-value="" calcext:value-type="error">
            <text:p>#DIV/0!</text:p>
          </table:table-cell>
          <table:table-cell table:number-columns-repeated="7"/>
          <table:table-cell table:style-name="Default"/>
        </table:table-row>
      </table:table>
      <table:table table:name="FN_BYTES_ALTO_PLOT" table:style-name="ta1">
        <table:table-column table:style-name="co1" table:default-cell-style-name="Default"/>
        <table:table-row table:style-name="ro2">
          <table:table-cell/>
        </table:table-row>
      </table:table>
      <table:table table:name="DETECTION_TIME" table:style-name="ta1">
        <table:table-column table:style-name="co1" table:default-cell-style-name="ce8"/>
        <table:table-column table:style-name="co52" table:default-cell-style-name="ce9"/>
        <table:table-column table:style-name="co53" table:default-cell-style-name="Default"/>
        <table:table-column table:style-name="co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57" table:default-cell-style-name="ce18"/>
        <table:table-column table:style-name="co58" table:default-cell-style-name="Default"/>
        <table:table-column table:style-name="co1" table:default-cell-style-name="Default"/>
        <table:table-column table:style-name="co59" table:default-cell-style-name="ce9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3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63" table:default-cell-style-name="ce9"/>
        <table:table-column table:style-name="co12" table:default-cell-style-name="Default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number-columns-repeated="2" table:default-cell-style-name="ce18"/>
        <table:table-column table:style-name="co64" table:default-cell-style-name="Default"/>
        <table:table-column table:style-name="co65" table:default-cell-style-name="Default"/>
        <table:table-column table:style-name="co1" table:number-columns-repeated="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" table:number-columns-repeated="7" table:default-cell-style-name="Default"/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ce12"/>
          <table:table-cell table:style-name="ce29"/>
          <table:table-cell table:style-name="ce13" table:number-columns-repeated="3"/>
          <table:table-cell/>
          <table:table-cell table:style-name="ce13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25" office:value-type="string" calcext:value-type="string">
            <text:p>VARIAÇÃO DA INTENSIDADE DO ATAQUE</text:p>
          </table:table-cell>
          <table:table-cell/>
          <table:table-cell table:style-name="Default"/>
          <table:table-cell table:number-columns-repeated="2"/>
          <table:table-cell table:style-name="ce12"/>
          <table:table-cell table:style-name="ce3"/>
          <table:table-cell table:number-columns-repeated="6"/>
          <table:table-cell table:style-name="ce1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"/>
          <table:table-cell table:style-name="ce14" table:number-columns-repeated="11"/>
          <table:table-cell table:style-name="ce28"/>
          <table:table-cell table:style-name="ce24"/>
          <table:table-cell table:style-name="ce14" table:number-columns-repeated="18"/>
          <table:table-cell table:style-name="ce17"/>
          <table:table-cell table:number-columns-repeated="19"/>
        </table:table-row>
        <table:table-row table:style-name="ro1">
          <table:table-cell/>
          <table:table-cell table:style-name="Default"/>
          <table:table-cell office:value-type="string" calcext:value-type="string">
            <text:p>ATAQUE: RESPOSTAS NTP 17 kbits/s</text:p>
          </table:table-cell>
          <table:table-cell table:number-columns-repeated="6"/>
          <table:table-cell table:style-name="Default"/>
          <table:table-cell table:number-columns-repeated="2"/>
          <table:table-cell table:style-name="ce12"/>
          <table:table-cell office:value-type="string" calcext:value-type="string">
            <text:p>ATAQUE: RESPOSTAS NTP 34 kbits/s</text:p>
          </table:table-cell>
          <table:table-cell table:number-columns-repeated="6"/>
          <table:table-cell table:style-name="ce13"/>
          <table:table-cell table:number-columns-repeated="2"/>
          <table:table-cell table:style-name="Default"/>
          <table:table-cell office:value-type="string" calcext:value-type="string">
            <text:p>ATAQUE: RESPOSTAS NTP 58 kbits/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number-columns-repeated="5"/>
          <table:table-cell table:style-name="Default"/>
          <table:table-cell table:number-columns-repeated="2"/>
          <table:table-cell table:style-name="ce12"/>
          <table:table-cell table:style-name="ce3"/>
          <table:table-cell table:number-columns-repeated="6"/>
          <table:table-cell table:style-name="ce1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  <table:table-cell table:style-name="ce31"/>
          <table:table-cell table:number-columns-repeated="6"/>
          <table:table-cell table:style-name="ce12"/>
          <table:table-cell table:style-name="ce29"/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7"/>
          <table:table-cell table:style-name="ce31"/>
          <table:table-cell table:number-columns-repeated="6"/>
          <table:table-cell table:style-name="ce12"/>
          <table:table-cell table:style-name="ce29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7"/>
          <table:table-cell table:style-name="ce31"/>
          <table:table-cell table:number-columns-repeated="6"/>
          <table:table-cell table:style-name="ce13" table:number-columns-repeated="2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7"/>
          <table:table-cell table:style-name="ce32"/>
          <table:table-cell table:style-name="ce3"/>
          <table:table-cell table:number-columns-repeated="3"/>
          <table:table-cell table:style-name="ce13"/>
          <table:table-cell/>
          <table:table-cell table:style-name="ce12" table:number-columns-repeated="2"/>
          <table:table-cell table:style-name="ce1"/>
          <table:table-cell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2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7"/>
          <table:table-cell table:style-name="ce32"/>
          <table:table-cell table:style-name="ce3"/>
          <table:table-cell table:number-columns-repeated="3"/>
          <table:table-cell table:style-name="ce13"/>
          <table:table-cell/>
          <table:table-cell table:style-name="ce1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7"/>
          <table:table-cell table:style-name="ce32"/>
          <table:table-cell table:style-name="ce3"/>
          <table:table-cell table:number-columns-repeated="3"/>
          <table:table-cell table:style-name="ce13"/>
          <table:table-cell/>
          <table:table-cell table:style-name="ce13" table:number-columns-repeated="2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32"/>
          <table:table-cell table:style-name="ce3"/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6949796" calcext:value-type="float">
            <text:p>6949796</text:p>
          </table:table-cell>
          <table:table-cell office:value-type="float" office:value="8680528" calcext:value-type="float">
            <text:p>8680528</text:p>
          </table:table-cell>
          <table:table-cell office:value-type="float" office:value="6975313" calcext:value-type="float">
            <text:p>6975313</text:p>
          </table:table-cell>
          <table:table-cell office:value-type="float" office:value="8751882" calcext:value-type="float">
            <text:p>8751882</text:p>
          </table:table-cell>
          <table:table-cell table:style-name="ce13" office:value-type="float" office:value="6624617" calcext:value-type="float">
            <text:p>6624617</text:p>
          </table:table-cell>
          <table:table-cell office:value-type="float" office:value="8707817" calcext:value-type="float">
            <text:p>8707817</text:p>
          </table:table-cell>
          <table:table-cell office:value-type="float" office:value="8677885" calcext:value-type="float">
            <text:p>8677885</text:p>
          </table:table-cell>
          <table:table-cell office:value-type="float" office:value="6695511" calcext:value-type="float">
            <text:p>6695511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5668637" calcext:value-type="float">
            <text:p>5668637</text:p>
          </table:table-cell>
          <table:table-cell office:value-type="float" office:value="5670388" calcext:value-type="float">
            <text:p>5670388</text:p>
          </table:table-cell>
          <table:table-cell office:value-type="float" office:value="5698596" calcext:value-type="float">
            <text:p>5698596</text:p>
          </table:table-cell>
          <table:table-cell office:value-type="float" office:value="5842649" calcext:value-type="float">
            <text:p>5842649</text:p>
          </table:table-cell>
          <table:table-cell office:value-type="float" office:value="4954216" calcext:value-type="float">
            <text:p>4954216</text:p>
          </table:table-cell>
          <table:table-cell office:value-type="float" office:value="4675873" calcext:value-type="float">
            <text:p>4675873</text:p>
          </table:table-cell>
          <table:table-cell office:value-type="float" office:value="4703041" calcext:value-type="float">
            <text:p>4703041</text:p>
          </table:table-cell>
          <table:table-cell office:value-type="float" office:value="4635518" calcext:value-type="float">
            <text:p>4635518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5840724" calcext:value-type="float">
            <text:p>5840724</text:p>
          </table:table-cell>
          <table:table-cell office:value-type="float" office:value="5156342" calcext:value-type="float">
            <text:p>5156342</text:p>
          </table:table-cell>
          <table:table-cell office:value-type="float" office:value="4648489" calcext:value-type="float">
            <text:p>4648489</text:p>
          </table:table-cell>
          <table:table-cell office:value-type="float" office:value="5580398" calcext:value-type="float">
            <text:p>5580398</text:p>
          </table:table-cell>
          <table:table-cell office:value-type="float" office:value="4720726" calcext:value-type="float">
            <text:p>4720726</text:p>
          </table:table-cell>
          <table:table-cell office:value-type="float" office:value="5039113" calcext:value-type="float">
            <text:p>5039113</text:p>
          </table:table-cell>
          <table:table-cell office:value-type="float" office:value="6228283" calcext:value-type="float">
            <text:p>6228283</text:p>
          </table:table-cell>
          <table:table-cell office:value-type="float" office:value="4975155" calcext:value-type="float">
            <text:p>4975155</text:p>
          </table:table-cell>
          <table:table-cell table:style-name="ce32"/>
          <table:table-cell table:style-name="ce3"/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3"/>
          <table:table-cell table:style-name="ce32"/>
          <table:table-cell table:style-name="ce3"/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3"/>
          <table:table-cell table:style-name="ce32"/>
          <table:table-cell table:style-name="ce3"/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16:.J16])" office:value-type="float" office:value="7757918.625" calcext:value-type="float">
            <text:p>7757918.62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16:.U16])" office:value-type="float" office:value="5231114.75" calcext:value-type="float">
            <text:p>5231114.7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Y16:.AF16])" office:value-type="float" office:value="5273653.75" calcext:value-type="float">
            <text:p>5273653.7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style-name="ce31"/>
          <table:table-cell table:number-columns-repeated="4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16:.J16])" office:value-type="float" office:value="1018853.17741089" calcext:value-type="float">
            <text:p>1018853.17741089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16:.U16])" office:value-type="float" office:value="533915.892009152" calcext:value-type="float">
            <text:p>533915.892009152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Y16:.AF16])" office:value-type="float" office:value="558238.387827727" calcext:value-type="float">
            <text:p>558238.387827727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style-name="ce32"/>
          <table:table-cell table:style-name="ce1" table:number-columns-repeated="4"/>
          <table:table-cell table:style-name="ce12"/>
          <table:table-cell table:number-columns-repeated="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D20]/SQRT(COUNT([.C16:.J16]))" office:value-type="float" office:value="360218.995390351" calcext:value-type="float">
            <text:p>360218.995390351</text:p>
          </table:table-cell>
          <table:table-cell table:style-name="ce15" table:number-columns-repeated="4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O20]/SQRT(COUNT([.N16:.U16]))" office:value-type="float" office:value="188767.773911468" calcext:value-type="float">
            <text:p>188767.773911468</text:p>
          </table:table-cell>
          <table:table-cell table:style-name="ce15" table:number-columns-repeated="4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Z20]/SQRT(COUNT([.Y16:.AF16]))" office:value-type="float" office:value="197367.074775816" calcext:value-type="float">
            <text:p>197367.074775816</text:p>
          </table:table-cell>
          <table:table-cell table:style-name="ce15" table:number-columns-repeated="4"/>
          <table:table-cell table:style-name="ce4"/>
          <table:table-cell table:style-name="ce27"/>
          <table:table-cell table:style-name="ce32"/>
          <table:table-cell table:number-columns-repeated="4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14"/>
          <table:table-cell table:number-columns-repeated="6"/>
          <table:table-cell table:style-name="ce12"/>
          <table:table-cell table:style-name="ce24"/>
          <table:table-cell table:number-columns-repeated="2"/>
          <table:table-cell table:style-name="ce14"/>
          <table:table-cell table:number-columns-repeated="4"/>
          <table:table-cell table:style-name="Default"/>
          <table:table-cell/>
          <table:table-cell table:style-name="ce12"/>
          <table:table-cell table:style-name="ce24"/>
          <table:table-cell table:number-columns-repeated="2"/>
          <table:table-cell table:style-name="ce14"/>
          <table:table-cell table:number-columns-repeated="4"/>
          <table:table-cell table:style-name="Default"/>
          <table:table-cell/>
          <table:table-cell table:style-name="ce12"/>
          <table:table-cell table:style-name="ce30"/>
          <table:table-cell table:style-name="ce31"/>
          <table:table-cell table:number-columns-repeated="3"/>
          <table:table-cell table:style-name="ce13"/>
          <table:table-cell table:number-columns-repeated="2"/>
          <table:table-cell table:style-name="ce12"/>
          <table:table-cell table:style-name="ce29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7"/>
          <table:table-cell table:style-name="ce14" table:number-columns-repeated="7"/>
          <table:table-cell table:style-name="ce17"/>
          <table:table-cell table:style-name="ce31"/>
          <table:table-cell table:number-columns-repeated="6"/>
          <table:table-cell table:style-name="ce12"/>
          <table:table-cell table:style-name="ce29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3" table:number-columns-repeated="2"/>
          <table:table-cell/>
          <table:table-cell table:style-name="ce31"/>
          <table:table-cell table:number-columns-repeated="6"/>
          <table:table-cell table:style-name="ce12"/>
          <table:table-cell table:style-name="ce29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7"/>
          <table:table-cell table:style-name="ce31"/>
          <table:table-cell table:number-columns-repeated="6"/>
          <table:table-cell table:style-name="ce12"/>
          <table:table-cell table:style-name="ce29"/>
          <table:table-cell/>
          <table:table-cell table:style-name="ce1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  <table:table-cell table:style-name="ce31"/>
          <table:table-cell table:number-columns-repeated="6"/>
          <table:table-cell table:style-name="ce12"/>
          <table:table-cell table:style-name="ce29"/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7"/>
          <table:table-cell table:style-name="ce31"/>
          <table:table-cell table:number-columns-repeated="6"/>
          <table:table-cell table:style-name="ce12"/>
          <table:table-cell table:style-name="ce29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7"/>
          <table:table-cell table:style-name="ce31"/>
          <table:table-cell table:number-columns-repeated="6"/>
          <table:table-cell table:style-name="ce13" table:number-columns-repeated="2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14"/>
          <table:table-cell table:style-name="ce12" table:number-columns-repeated="2"/>
          <table:table-cell table:style-name="ce1"/>
          <table:table-cell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2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14"/>
          <table:table-cell table:style-name="ce12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14"/>
          <table:table-cell table:style-name="ce13" table:number-columns-repeated="2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1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18892547" calcext:value-type="float">
            <text:p>18892547</text:p>
          </table:table-cell>
          <table:table-cell office:value-type="float" office:value="18779476" calcext:value-type="float">
            <text:p>18779476</text:p>
          </table:table-cell>
          <table:table-cell office:value-type="float" office:value="18723607" calcext:value-type="float">
            <text:p>18723607</text:p>
          </table:table-cell>
          <table:table-cell office:value-type="float" office:value="15054695" calcext:value-type="float">
            <text:p>15054695</text:p>
          </table:table-cell>
          <table:table-cell table:style-name="ce13" office:value-type="float" office:value="18740469" calcext:value-type="float">
            <text:p>18740469</text:p>
          </table:table-cell>
          <table:table-cell office:value-type="float" office:value="18762067" calcext:value-type="float">
            <text:p>18762067</text:p>
          </table:table-cell>
          <table:table-cell office:value-type="float" office:value="15010000" calcext:value-type="float">
            <text:p>15010000</text:p>
          </table:table-cell>
          <table:table-cell office:value-type="float" office:value="15035362" calcext:value-type="float">
            <text:p>15035362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1288832" calcext:value-type="float">
            <text:p>11288832</text:p>
          </table:table-cell>
          <table:table-cell office:value-type="float" office:value="9026280" calcext:value-type="float">
            <text:p>9026280</text:p>
          </table:table-cell>
          <table:table-cell office:value-type="float" office:value="9304371" calcext:value-type="float">
            <text:p>9304371</text:p>
          </table:table-cell>
          <table:table-cell office:value-type="float" office:value="10893095" calcext:value-type="float">
            <text:p>10893095</text:p>
          </table:table-cell>
          <table:table-cell office:value-type="float" office:value="9376204" calcext:value-type="float">
            <text:p>9376204</text:p>
          </table:table-cell>
          <table:table-cell table:number-columns-repeated="5"/>
          <table:table-cell office:value-type="string" calcext:value-type="string">
            <text:p>Tempo até primeira detecção</text:p>
          </table:table-cell>
          <table:table-cell office:value-type="float" office:value="6834668" calcext:value-type="float">
            <text:p>6834668</text:p>
          </table:table-cell>
          <table:table-cell office:value-type="float" office:value="7059226" calcext:value-type="float">
            <text:p>7059226</text:p>
          </table:table-cell>
          <table:table-cell office:value-type="float" office:value="6558140" calcext:value-type="float">
            <text:p>6558140</text:p>
          </table:table-cell>
          <table:table-cell office:value-type="float" office:value="7511460" calcext:value-type="float">
            <text:p>7511460</text:p>
          </table:table-cell>
          <table:table-cell office:value-type="float" office:value="6532974" calcext:value-type="float">
            <text:p>6532974</text:p>
          </table:table-cell>
          <table:table-cell table:number-columns-repeated="11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11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11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33:.J33])" office:value-type="float" office:value="17374777.875" calcext:value-type="float">
            <text:p>17374777.87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33:.R33])" office:value-type="float" office:value="9977756.4" calcext:value-type="float">
            <text:p>9977756.4</text:p>
          </table:table-cell>
          <table:table-cell table:number-columns-repeated="2"/>
          <table:table-cell table:style-name="Default"/>
          <table:table-cell table:number-columns-repeated="5"/>
          <table:table-cell table:style-name="ce8"/>
          <table:table-cell office:value-type="string" calcext:value-type="string">
            <text:p>MEDIA</text:p>
          </table:table-cell>
          <table:table-cell table:formula="of:=AVERAGE([.Y33:.AC33])" office:value-type="float" office:value="6899293.6" calcext:value-type="float">
            <text:p>6899293.6</text:p>
          </table:table-cell>
          <table:table-cell table:number-columns-repeated="2"/>
          <table:table-cell table:style-name="Default"/>
          <table:table-cell table:number-columns-repeated="11"/>
          <table:table-cell table:style-name="ce13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33:.J33])" office:value-type="float" office:value="1939574.65491929" calcext:value-type="float">
            <text:p>1939574.65491929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33:.R33])" office:value-type="float" office:value="1034091.93355828" calcext:value-type="float">
            <text:p>1034091.93355828</text:p>
          </table:table-cell>
          <table:table-cell table:number-columns-repeated="2"/>
          <table:table-cell table:style-name="Default"/>
          <table:table-cell table:number-columns-repeated="5"/>
          <table:table-cell table:style-name="ce8"/>
          <table:table-cell office:value-type="string" calcext:value-type="string">
            <text:p>DESVIO PADRAO</text:p>
          </table:table-cell>
          <table:table-cell table:formula="of:=STDEV([.Y33:.AC33])" office:value-type="float" office:value="404684.559308605" calcext:value-type="float">
            <text:p>404684.559308605</text:p>
          </table:table-cell>
          <table:table-cell table:number-columns-repeated="2"/>
          <table:table-cell table:style-name="Default"/>
          <table:table-cell table:number-columns-repeated="11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D37]/SQRT(COUNT([.C33:.J33]))" office:value-type="float" office:value="685743.195555493" calcext:value-type="float">
            <text:p>685743.195555493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O37]/SQRT(COUNT([.N33:.R33]))" office:value-type="float" office:value="462459.971684102" calcext:value-type="float">
            <text:p>462459.971684102</text:p>
          </table:table-cell>
          <table:table-cell table:style-name="ce15" table:number-columns-repeated="5"/>
          <table:table-cell table:style-name="ce20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Z37]/SQRT(COUNT([.Y33:.AC33]))" office:value-type="float" office:value="180980.436811717" calcext:value-type="float">
            <text:p>180980.436811717</text:p>
          </table:table-cell>
          <table:table-cell table:style-name="ce15" table:number-columns-repeated="5"/>
          <table:table-cell table:style-name="ce20"/>
          <table:table-cell table:number-columns-repeated="8"/>
          <table:table-cell table:style-name="ce13"/>
          <table:table-cell table:number-columns-repeated="2"/>
          <table:table-cell table:style-name="ce12"/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13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8"/>
          <table:table-cell table:style-name="ce13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15"/>
          <table:table-cell table:style-name="ce13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3"/>
          <table:table-cell table:style-name="ce13" table:number-columns-repeated="3"/>
          <table:table-cell table:number-columns-repeated="2"/>
          <table:table-cell table:style-name="ce1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7"/>
          <table:table-cell table:style-name="ce26"/>
          <table:table-cell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7"/>
          <table:table-cell table:style-name="ce26"/>
          <table:table-cell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2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7"/>
          <table:table-cell table:style-name="ce26"/>
          <table:table-cell table:number-columns-repeated="3"/>
          <table:table-cell table:style-name="ce13"/>
          <table:table-cell table:number-columns-repeated="15"/>
        </table:table-row>
        <table:table-row table:style-name="ro1"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27226999" calcext:value-type="float">
            <text:p>27226999</text:p>
          </table:table-cell>
          <table:table-cell office:value-type="float" office:value="27193910" calcext:value-type="float">
            <text:p>27193910</text:p>
          </table:table-cell>
          <table:table-cell office:value-type="float" office:value="27548997" calcext:value-type="float">
            <text:p>27548997</text:p>
          </table:table-cell>
          <table:table-cell office:value-type="float" office:value="27132004" calcext:value-type="float">
            <text:p>27132004</text:p>
          </table:table-cell>
          <table:table-cell table:style-name="ce13" office:value-type="float" office:value="27159499" calcext:value-type="float">
            <text:p>27159499</text:p>
          </table:table-cell>
          <table:table-cell office:value-type="float" office:value="25140700" calcext:value-type="float">
            <text:p>25140700</text:p>
          </table:table-cell>
          <table:table-cell office:value-type="float" office:value="27224347" calcext:value-type="float">
            <text:p>27224347</text:p>
          </table:table-cell>
          <table:table-cell office:value-type="float" office:value="27148411" calcext:value-type="float">
            <text:p>27148411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5248417" calcext:value-type="float">
            <text:p>15248417</text:p>
          </table:table-cell>
          <table:table-cell office:value-type="float" office:value="15133640" calcext:value-type="float">
            <text:p>15133640</text:p>
          </table:table-cell>
          <table:table-cell office:value-type="float" office:value="14104203" calcext:value-type="float">
            <text:p>14104203</text:p>
          </table:table-cell>
          <table:table-cell office:value-type="float" office:value="15497468" calcext:value-type="float">
            <text:p>15497468</text:p>
          </table:table-cell>
          <table:table-cell office:value-type="float" office:value="15122289" calcext:value-type="float">
            <text:p>15122289</text:p>
          </table:table-cell>
          <table:table-cell office:value-type="float" office:value="15096894" calcext:value-type="float">
            <text:p>15096894</text:p>
          </table:table-cell>
          <table:table-cell office:value-type="float" office:value="15165302" calcext:value-type="float">
            <text:p>15165302</text:p>
          </table:table-cell>
          <table:table-cell office:value-type="float" office:value="14493926" calcext:value-type="float">
            <text:p>14493926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0157021" calcext:value-type="float">
            <text:p>10157021</text:p>
          </table:table-cell>
          <table:table-cell office:value-type="float" office:value="10750694" calcext:value-type="float">
            <text:p>10750694</text:p>
          </table:table-cell>
          <table:table-cell office:value-type="float" office:value="10158601" calcext:value-type="float">
            <text:p>10158601</text:p>
          </table:table-cell>
          <table:table-cell office:value-type="float" office:value="10195968" calcext:value-type="float">
            <text:p>10195968</text:p>
          </table:table-cell>
          <table:table-cell office:value-type="float" office:value="9664953" calcext:value-type="float">
            <text:p>9664953</text:p>
          </table:table-cell>
          <table:table-cell office:value-type="float" office:value="9538541" calcext:value-type="float">
            <text:p>9538541</text:p>
          </table:table-cell>
          <table:table-cell office:value-type="float" office:value="10010626" calcext:value-type="float">
            <text:p>10010626</text:p>
          </table:table-cell>
          <table:table-cell office:value-type="float" office:value="9734861" calcext:value-type="float">
            <text:p>9734861</text:p>
          </table:table-cell>
          <table:table-cell table:number-columns-repeated="20"/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50:.J50])" office:value-type="float" office:value="26971858.375" calcext:value-type="float">
            <text:p>26971858.37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50:.U50])" office:value-type="float" office:value="14982767.375" calcext:value-type="float">
            <text:p>14982767.37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Y50:.AF50])" office:value-type="float" office:value="10026408.125" calcext:value-type="float">
            <text:p>10026408.12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0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50:.J50])" office:value-type="float" office:value="751798.853227176" calcext:value-type="float">
            <text:p>751798.853227176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50:.U50])" office:value-type="float" office:value="452753.530591878" calcext:value-type="float">
            <text:p>452753.530591878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Y50:.AF50])" office:value-type="float" office:value="385780.877823682" calcext:value-type="float">
            <text:p>385780.877823682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0"/>
        </table:table-row>
        <table:table-row table:style-name="ro1"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D54]/SQRT(COUNT([.C50:.J50]))" office:value-type="float" office:value="265801.033602603" calcext:value-type="float">
            <text:p>265801.033602603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O54]/SQRT(COUNT([.N50:.U50]))" office:value-type="float" office:value="160072.545843834" calcext:value-type="float">
            <text:p>160072.545843834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Z54]/SQRT(COUNT([.Y50:.AF50]))" office:value-type="float" office:value="136394.137380612" calcext:value-type="float">
            <text:p>136394.137380612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0"/>
        </table:table-row>
        <table:table-row table:style-name="ro1"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27"/>
        </table:table-row>
        <table:table-row table:style-name="ro1">
          <table:table-cell table:style-name="ce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2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27"/>
        </table:table-row>
        <table:table-row table:style-name="ro1">
          <table:table-cell table:style-name="ce9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35443420" calcext:value-type="float">
            <text:p>35443420</text:p>
          </table:table-cell>
          <table:table-cell office:value-type="float" office:value="37278089" calcext:value-type="float">
            <text:p>37278089</text:p>
          </table:table-cell>
          <table:table-cell office:value-type="float" office:value="37219915" calcext:value-type="float">
            <text:p>37219915</text:p>
          </table:table-cell>
          <table:table-cell office:value-type="float" office:value="37272516" calcext:value-type="float">
            <text:p>37272516</text:p>
          </table:table-cell>
          <table:table-cell table:style-name="ce13" office:value-type="float" office:value="37188942" calcext:value-type="float">
            <text:p>37188942</text:p>
          </table:table-cell>
          <table:table-cell office:value-type="float" office:value="35095838" calcext:value-type="float">
            <text:p>35095838</text:p>
          </table:table-cell>
          <table:table-cell office:value-type="float" office:value="37563775" calcext:value-type="float">
            <text:p>37563775</text:p>
          </table:table-cell>
          <table:table-cell office:value-type="float" office:value="37261375" calcext:value-type="float">
            <text:p>37261375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21082096" calcext:value-type="float">
            <text:p>21082096</text:p>
          </table:table-cell>
          <table:table-cell office:value-type="float" office:value="20718198" calcext:value-type="float">
            <text:p>20718198</text:p>
          </table:table-cell>
          <table:table-cell office:value-type="float" office:value="19353360" calcext:value-type="float">
            <text:p>19353360</text:p>
          </table:table-cell>
          <table:table-cell office:value-type="float" office:value="19268326" calcext:value-type="float">
            <text:p>19268326</text:p>
          </table:table-cell>
          <table:table-cell office:value-type="float" office:value="20243035" calcext:value-type="float">
            <text:p>20243035</text:p>
          </table:table-cell>
          <table:table-cell office:value-type="float" office:value="19214508" calcext:value-type="float">
            <text:p>19214508</text:p>
          </table:table-cell>
          <table:table-cell office:value-type="float" office:value="20804083" calcext:value-type="float">
            <text:p>20804083</text:p>
          </table:table-cell>
          <table:table-cell office:value-type="float" office:value="19179342" calcext:value-type="float">
            <text:p>19179342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3231675" calcext:value-type="float">
            <text:p>13231675</text:p>
          </table:table-cell>
          <table:table-cell office:value-type="float" office:value="12322524" calcext:value-type="float">
            <text:p>12322524</text:p>
          </table:table-cell>
          <table:table-cell office:value-type="float" office:value="12694841" calcext:value-type="float">
            <text:p>12694841</text:p>
          </table:table-cell>
          <table:table-cell office:value-type="float" office:value="12920039" calcext:value-type="float">
            <text:p>12920039</text:p>
          </table:table-cell>
          <table:table-cell office:value-type="float" office:value="12911999" calcext:value-type="float">
            <text:p>12911999</text:p>
          </table:table-cell>
          <table:table-cell office:value-type="float" office:value="11784780" calcext:value-type="float">
            <text:p>11784780</text:p>
          </table:table-cell>
          <table:table-cell office:value-type="float" office:value="12829427" calcext:value-type="float">
            <text:p>12829427</text:p>
          </table:table-cell>
          <table:table-cell office:value-type="float" office:value="12244131" calcext:value-type="float">
            <text:p>12244131</text:p>
          </table:table-cell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67:.J67])" office:value-type="float" office:value="36790483.75" calcext:value-type="float">
            <text:p>36790483.7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67:.U67])" office:value-type="float" office:value="19982868.5" calcext:value-type="float">
            <text:p>19982868.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Y67:.AF67])" office:value-type="float" office:value="12617427" calcext:value-type="float">
            <text:p>12617427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0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67:.J67])" office:value-type="float" office:value="950144.127153312" calcext:value-type="float">
            <text:p>950144.127153312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67:.U67])" office:value-type="float" office:value="813631.635069406" calcext:value-type="float">
            <text:p>813631.635069406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Y67:.AF67])" office:value-type="float" office:value="466935.744778352" calcext:value-type="float">
            <text:p>466935.744778352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0"/>
        </table:table-row>
        <table:table-row table:style-name="ro1"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D71]/SQRT(COUNT([.C67:.J67]))" office:value-type="float" office:value="335926.67770734" calcext:value-type="float">
            <text:p>335926.67770734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O71]/SQRT(COUNT([.N67:.U67]))" office:value-type="float" office:value="287662.223272738" calcext:value-type="float">
            <text:p>287662.223272738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Z71]/SQRT(COUNT([.Y67:.AF67]))" office:value-type="float" office:value="165086.715755582" calcext:value-type="float">
            <text:p>165086.715755582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0"/>
        </table:table-row>
        <table:table-row table:style-name="ro1"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10"/>
          <table:table-cell table:style-name="ce15" table:number-columns-repeated="31"/>
          <table:table-cell table:style-name="ce20"/>
          <table:table-cell table:number-columns-repeated="19"/>
        </table:table-row>
        <table:table-row table:style-name="ro1" table:number-rows-repeated="6">
          <table:table-cell table:style-name="Default" table:number-columns-repeated="2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25" office:value-type="string" calcext:value-type="string">
            <text:p>VARIAÇÃO DO FATOR DE AMPLIFICAÇÃO</text:p>
          </table:table-cell>
          <table:table-cell/>
          <table:table-cell table:style-name="Default"/>
          <table:table-cell table:number-columns-repeated="2"/>
          <table:table-cell table:style-name="ce12"/>
          <table:table-cell table:style-name="ce3"/>
          <table:table-cell table:number-columns-repeated="6"/>
          <table:table-cell table:style-name="ce1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"/>
          <table:table-cell table:style-name="ce14" table:number-columns-repeated="11"/>
          <table:table-cell table:style-name="ce28"/>
          <table:table-cell table:style-name="ce24"/>
          <table:table-cell table:style-name="ce14" table:number-columns-repeated="18"/>
          <table:table-cell table:style-name="ce17"/>
          <table:table-cell table:number-columns-repeated="19"/>
        </table:table-row>
        <table:table-row table:style-name="ro1">
          <table:table-cell/>
          <table:table-cell table:style-name="Default"/>
          <table:table-cell office:value-type="string" calcext:value-type="string">
            <text:p>ATAQUE: RESPOSTAS NTP 34 kbits/s</text:p>
          </table:table-cell>
          <table:table-cell table:number-columns-repeated="6"/>
          <table:table-cell table:style-name="Default"/>
          <table:table-cell table:number-columns-repeated="2"/>
          <table:table-cell table:style-name="ce12"/>
          <table:table-cell office:value-type="string" calcext:value-type="string">
            <text:p>ATAQUE: RESPOSTAS NTP 34 kbits/s</text:p>
          </table:table-cell>
          <table:table-cell table:number-columns-repeated="6"/>
          <table:table-cell table:style-name="ce13"/>
          <table:table-cell table:number-columns-repeated="2"/>
          <table:table-cell table:style-name="Default"/>
          <table:table-cell office:value-type="string" calcext:value-type="string">
            <text:p>ATAQUE: RESPOSTAS NTP 34 kbits/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number-columns-repeated="5"/>
          <table:table-cell table:style-name="Default"/>
          <table:table-cell table:number-columns-repeated="2"/>
          <table:table-cell table:style-name="ce12"/>
          <table:table-cell table:style-name="ce3"/>
          <table:table-cell table:number-columns-repeated="6"/>
          <table:table-cell table:style-name="ce1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A = 1350</text:p>
          </table:table-cell>
          <table:table-cell table:number-columns-repeated="9"/>
          <table:table-cell office:value-type="string" calcext:value-type="string">
            <text:p>FA = 2160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8"/>
          <table:table-cell table:style-name="ce9"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 table:style-name="ce13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7"/>
          <table:table-cell table:style-name="ce32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7"/>
          <table:table-cell table:style-name="ce32"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5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20 PKTS COM 6 ITENS</text:p>
          </table:table-cell>
          <table:table-cell table:number-columns-repeated="7"/>
          <table:table-cell table:style-name="ce32"/>
          <table:table-cell table:style-name="ce8" office:value-type="string" calcext:value-type="string">
            <text:p>FA</text:p>
          </table:table-cell>
          <table:table-cell office:value-type="string" calcext:value-type="string">
            <text:p>25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40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32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7856168" calcext:value-type="float">
            <text:p>7856168</text:p>
          </table:table-cell>
          <table:table-cell office:value-type="float" office:value="7823163" calcext:value-type="float">
            <text:p>7823163</text:p>
          </table:table-cell>
          <table:table-cell office:value-type="float" office:value="6744571" calcext:value-type="float">
            <text:p>6744571</text:p>
          </table:table-cell>
          <table:table-cell office:value-type="float" office:value="7823600" calcext:value-type="float">
            <text:p>7823600</text:p>
          </table:table-cell>
          <table:table-cell table:style-name="ce13" office:value-type="float" office:value="6780055" calcext:value-type="float">
            <text:p>6780055</text:p>
          </table:table-cell>
          <table:table-cell office:value-type="float" office:value="8104481" calcext:value-type="float">
            <text:p>8104481</text:p>
          </table:table-cell>
          <table:table-cell office:value-type="float" office:value="7807410" calcext:value-type="float">
            <text:p>7807410</text:p>
          </table:table-cell>
          <table:table-cell office:value-type="float" office:value="7861917" calcext:value-type="float">
            <text:p>7861917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5699055" calcext:value-type="float">
            <text:p>5699055</text:p>
          </table:table-cell>
          <table:table-cell office:value-type="float" office:value="5745837" calcext:value-type="float">
            <text:p>5745837</text:p>
          </table:table-cell>
          <table:table-cell office:value-type="float" office:value="5679993" calcext:value-type="float">
            <text:p>5679993</text:p>
          </table:table-cell>
          <table:table-cell office:value-type="float" office:value="4742664" calcext:value-type="float">
            <text:p>4742664</text:p>
          </table:table-cell>
          <table:table-cell office:value-type="float" office:value="5704063" calcext:value-type="float">
            <text:p>5704063</text:p>
          </table:table-cell>
          <table:table-cell office:value-type="float" office:value="4689334" calcext:value-type="float">
            <text:p>4689334</text:p>
          </table:table-cell>
          <table:table-cell office:value-type="float" office:value="5735682" calcext:value-type="float">
            <text:p>5735682</text:p>
          </table:table-cell>
          <table:table-cell office:value-type="float" office:value="6169668" calcext:value-type="float">
            <text:p>6169668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5002069" calcext:value-type="float">
            <text:p>5002069</text:p>
          </table:table-cell>
          <table:table-cell office:value-type="float" office:value="5848054" calcext:value-type="float">
            <text:p>5848054</text:p>
          </table:table-cell>
          <table:table-cell office:value-type="float" office:value="6113959" calcext:value-type="float">
            <text:p>6113959</text:p>
          </table:table-cell>
          <table:table-cell office:value-type="float" office:value="6179088" calcext:value-type="float">
            <text:p>6179088</text:p>
          </table:table-cell>
          <table:table-cell office:value-type="float" office:value="5838635" calcext:value-type="float">
            <text:p>5838635</text:p>
          </table:table-cell>
          <table:table-cell office:value-type="float" office:value="5854094" calcext:value-type="float">
            <text:p>5854094</text:p>
          </table:table-cell>
          <table:table-cell office:value-type="float" office:value="4991865" calcext:value-type="float">
            <text:p>4991865</text:p>
          </table:table-cell>
          <table:table-cell office:value-type="float" office:value="5853120" calcext:value-type="float">
            <text:p>5853120</text:p>
          </table:table-cell>
          <table:table-cell table:style-name="ce32"/>
          <table:table-cell table:style-name="ce9" office:value-type="string" calcext:value-type="string">
            <text:p>Tempo até primeira detecção</text:p>
          </table:table-cell>
          <table:table-cell office:value-type="float" office:value="4365826" calcext:value-type="float">
            <text:p>4365826</text:p>
          </table:table-cell>
          <table:table-cell office:value-type="float" office:value="4338878" calcext:value-type="float">
            <text:p>4338878</text:p>
          </table:table-cell>
          <table:table-cell office:value-type="float" office:value="4298357" calcext:value-type="float">
            <text:p>4298357</text:p>
          </table:table-cell>
          <table:table-cell office:value-type="float" office:value="4344851" calcext:value-type="float">
            <text:p>4344851</text:p>
          </table:table-cell>
          <table:table-cell table:style-name="ce13" office:value-type="float" office:value="4368231" calcext:value-type="float">
            <text:p>4368231</text:p>
          </table:table-cell>
          <table:table-cell office:value-type="float" office:value="4298050" calcext:value-type="float">
            <text:p>4298050</text:p>
          </table:table-cell>
          <table:table-cell office:value-type="float" office:value="4341423" calcext:value-type="float">
            <text:p>4341423</text:p>
          </table:table-cell>
          <table:table-cell table:style-name="ce18" office:value-type="float" office:value="4281321" calcext:value-type="float">
            <text:p>4281321</text:p>
          </table:table-cell>
          <table:table-cell/>
          <table:table-cell table:style-name="ce9" office:value-type="string" calcext:value-type="string">
            <text:p>Tempo até primeira detecção</text:p>
          </table:table-cell>
          <table:table-cell office:value-type="float" office:value="4354230" calcext:value-type="float">
            <text:p>4354230</text:p>
          </table:table-cell>
          <table:table-cell office:value-type="float" office:value="4311846" calcext:value-type="float">
            <text:p>4311846</text:p>
          </table:table-cell>
          <table:table-cell office:value-type="float" office:value="4294703" calcext:value-type="float">
            <text:p>4294703</text:p>
          </table:table-cell>
          <table:table-cell office:value-type="float" office:value="4356566" calcext:value-type="float">
            <text:p>4356566</text:p>
          </table:table-cell>
          <table:table-cell table:style-name="ce13" office:value-type="float" office:value="4330581" calcext:value-type="float">
            <text:p>4330581</text:p>
          </table:table-cell>
          <table:table-cell office:value-type="float" office:value="4338424" calcext:value-type="float">
            <text:p>4338424</text:p>
          </table:table-cell>
          <table:table-cell office:value-type="float" office:value="4354317" calcext:value-type="float">
            <text:p>4354317</text:p>
          </table:table-cell>
          <table:table-cell table:style-name="ce18" office:value-type="float" office:value="4358692" calcext:value-type="float">
            <text:p>4358692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3"/>
          <table:table-cell table:style-name="ce32"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  <table:table-cell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3"/>
          <table:table-cell table:style-name="ce32"/>
          <table:table-cell table:style-name="ce8"/>
          <table:table-cell table:number-columns-repeated="7"/>
          <table:table-cell table:style-name="ce18"/>
          <table:table-cell/>
          <table:table-cell table:style-name="ce8"/>
          <table:table-cell table:number-columns-repeated="7"/>
          <table:table-cell table:style-name="ce18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95:.J95])" office:value-type="float" office:value="7600170.625" calcext:value-type="float">
            <text:p>7600170.62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95:.U95])" office:value-type="float" office:value="5520787" calcext:value-type="float">
            <text:p>5520787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Y95:.AF95])" office:value-type="float" office:value="5710110.5" calcext:value-type="float">
            <text:p>5710110.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style-name="ce31"/>
          <table:table-cell table:style-name="ce8"/>
          <table:table-cell office:value-type="string" calcext:value-type="string">
            <text:p>MEDIA</text:p>
          </table:table-cell>
          <table:table-cell table:formula="of:=AVERAGE([.AI95:.AP95])" office:value-type="float" office:value="4329617.125" calcext:value-type="float">
            <text:p>4329617.125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AS95:.AZ95])" office:value-type="float" office:value="4337419.875" calcext:value-type="float">
            <text:p>4337419.875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95:.J95])" office:value-type="float" office:value="525847.557391993" calcext:value-type="float">
            <text:p>525847.557391993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95:.U95])" office:value-type="float" office:value="521725.096258283" calcext:value-type="float">
            <text:p>521725.096258283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Y95:.AF95])" office:value-type="float" office:value="459341.577245704" calcext:value-type="float">
            <text:p>459341.577245704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style-name="ce32"/>
          <table:table-cell table:style-name="ce8"/>
          <table:table-cell office:value-type="string" calcext:value-type="string">
            <text:p>DESVIO PADRAO</text:p>
          </table:table-cell>
          <table:table-cell table:formula="of:=STDEV([.AI95:.AP95])" office:value-type="float" office:value="32875.3531102709" calcext:value-type="float">
            <text:p>32875.3531102709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AS95:.AZ95])" office:value-type="float" office:value="23645.3061209529" calcext:value-type="float">
            <text:p>23645.3061209529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D99]/SQRT(COUNT([.C95:.J95]))" office:value-type="float" office:value="185915.18685113" calcext:value-type="float">
            <text:p>185915.18685113</text:p>
          </table:table-cell>
          <table:table-cell table:style-name="ce15" table:number-columns-repeated="4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O99]/SQRT(COUNT([.N95:.U95]))" office:value-type="float" office:value="184457.676739718" calcext:value-type="float">
            <text:p>184457.676739718</text:p>
          </table:table-cell>
          <table:table-cell table:style-name="ce15" table:number-columns-repeated="4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Z99]/SQRT(COUNT([.Y95:.AF95]))" office:value-type="float" office:value="162401.772075681" calcext:value-type="float">
            <text:p>162401.772075681</text:p>
          </table:table-cell>
          <table:table-cell table:style-name="ce15" table:number-columns-repeated="4"/>
          <table:table-cell table:style-name="ce4"/>
          <table:table-cell table:style-name="ce27"/>
          <table:table-cell table:style-name="ce3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AJ99]/SQRT(COUNT([.AI95:.AP95]))" office:value-type="float" office:value="11623.1925590874" calcext:value-type="float">
            <text:p>11623.1925590874</text:p>
          </table:table-cell>
          <table:table-cell table:style-name="ce15" table:number-columns-repeated="4"/>
          <table:table-cell table:style-name="ce4"/>
          <table:table-cell table:style-name="ce27"/>
          <table:table-cell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AT99]/SQRT(COUNT([.AS95:.AZ95]))" office:value-type="float" office:value="8359.87815067878" calcext:value-type="float">
            <text:p>8359.8781506788</text:p>
          </table:table-cell>
          <table:table-cell table:style-name="ce15" table:number-columns-repeated="4"/>
          <table:table-cell table:style-name="ce4"/>
          <table:table-cell table:style-name="ce27"/>
        </table:table-row>
        <table:table-row table:style-name="ro1">
          <table:table-cell/>
          <table:table-cell table:style-name="ce14"/>
          <table:table-cell table:number-columns-repeated="6"/>
          <table:table-cell table:style-name="ce12"/>
          <table:table-cell table:style-name="ce24"/>
          <table:table-cell table:number-columns-repeated="2"/>
          <table:table-cell table:style-name="ce14"/>
          <table:table-cell table:number-columns-repeated="4"/>
          <table:table-cell table:style-name="Default"/>
          <table:table-cell/>
          <table:table-cell table:style-name="ce12"/>
          <table:table-cell table:style-name="ce24"/>
          <table:table-cell table:number-columns-repeated="2"/>
          <table:table-cell table:style-name="ce14"/>
          <table:table-cell table:number-columns-repeated="4"/>
          <table:table-cell table:style-name="Default"/>
          <table:table-cell/>
          <table:table-cell table:style-name="ce12"/>
          <table:table-cell table:style-name="ce30"/>
          <table:table-cell table:style-name="ce31"/>
          <table:table-cell table:style-name="ce14"/>
          <table:table-cell table:number-columns-repeated="6"/>
          <table:table-cell table:style-name="ce12"/>
          <table:table-cell table:style-name="ce30"/>
          <table:table-cell/>
          <table:table-cell table:style-name="ce14"/>
          <table:table-cell table:number-columns-repeated="6"/>
          <table:table-cell table:style-name="ce12"/>
          <table:table-cell table:style-name="ce30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7"/>
          <table:table-cell table:style-name="ce14" table:number-columns-repeated="7"/>
          <table:table-cell table:style-name="ce17"/>
          <table:table-cell table:style-name="ce31"/>
          <table:table-cell table:style-name="ce7"/>
          <table:table-cell table:style-name="ce14" table:number-columns-repeated="7"/>
          <table:table-cell table:style-name="ce17"/>
          <table:table-cell/>
          <table:table-cell table:style-name="ce7"/>
          <table:table-cell table:style-name="ce14" table:number-columns-repeated="7"/>
          <table:table-cell table:style-name="ce17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13" table:number-columns-repeated="2"/>
          <table:table-cell/>
          <table:table-cell table:style-name="ce31"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18"/>
          <table:table-cell/>
          <table:table-cell table:style-name="ce9" office:value-type="string" calcext:value-type="string">
            <text:p>Timestamp Threshol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13" table:number-columns-repeated="3"/>
          <table:table-cell table:style-name="ce18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 table:style-name="ce1"/>
          <table:table-cell table:style-name="ce9" office:value-type="string" calcext:value-type="string">
            <text:p>Bytes Threshold</text:p>
          </table:table-cell>
          <table:table-cell table:style-name="ce3" office:value-type="float" office:value="30000" calcext:value-type="float">
            <text:p>3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 table:style-name="ce13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7"/>
          <table:table-cell table:style-name="ce31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8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8"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5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20 PKTS COM 6 ITENS</text:p>
          </table:table-cell>
          <table:table-cell table:number-columns-repeated="8"/>
          <table:table-cell table:style-name="ce8" office:value-type="string" calcext:value-type="string">
            <text:p>FA</text:p>
          </table:table-cell>
          <table:table-cell office:value-type="string" calcext:value-type="string">
            <text:p>25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40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18101692" calcext:value-type="float">
            <text:p>18101692</text:p>
          </table:table-cell>
          <table:table-cell office:value-type="float" office:value="16355215" calcext:value-type="float">
            <text:p>16355215</text:p>
          </table:table-cell>
          <table:table-cell office:value-type="float" office:value="18094882" calcext:value-type="float">
            <text:p>18094882</text:p>
          </table:table-cell>
          <table:table-cell office:value-type="float" office:value="16148989" calcext:value-type="float">
            <text:p>16148989</text:p>
          </table:table-cell>
          <table:table-cell table:style-name="ce13" office:value-type="float" office:value="18145227" calcext:value-type="float">
            <text:p>18145227</text:p>
          </table:table-cell>
          <table:table-cell office:value-type="float" office:value="16272167" calcext:value-type="float">
            <text:p>16272167</text:p>
          </table:table-cell>
          <table:table-cell office:value-type="float" office:value="18100130" calcext:value-type="float">
            <text:p>18100130</text:p>
          </table:table-cell>
          <table:table-cell office:value-type="float" office:value="18107252" calcext:value-type="float">
            <text:p>18107252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1288832" calcext:value-type="float">
            <text:p>11288832</text:p>
          </table:table-cell>
          <table:table-cell office:value-type="float" office:value="9026280" calcext:value-type="float">
            <text:p>9026280</text:p>
          </table:table-cell>
          <table:table-cell office:value-type="float" office:value="9304371" calcext:value-type="float">
            <text:p>9304371</text:p>
          </table:table-cell>
          <table:table-cell office:value-type="float" office:value="10893095" calcext:value-type="float">
            <text:p>10893095</text:p>
          </table:table-cell>
          <table:table-cell office:value-type="float" office:value="9376204" calcext:value-type="float">
            <text:p>9376204</text:p>
          </table:table-cell>
          <table:table-cell office:value-type="float" office:value="9019829" calcext:value-type="float">
            <text:p>9019829</text:p>
          </table:table-cell>
          <table:table-cell office:value-type="float" office:value="10750398" calcext:value-type="float">
            <text:p>10750398</text:p>
          </table:table-cell>
          <table:table-cell office:value-type="float" office:value="10755292" calcext:value-type="float">
            <text:p>10755292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7611755" calcext:value-type="float">
            <text:p>7611755</text:p>
          </table:table-cell>
          <table:table-cell office:value-type="float" office:value="7858744" calcext:value-type="float">
            <text:p>7858744</text:p>
          </table:table-cell>
          <table:table-cell office:value-type="float" office:value="7923537" calcext:value-type="float">
            <text:p>7923537</text:p>
          </table:table-cell>
          <table:table-cell office:value-type="float" office:value="6799000" calcext:value-type="float">
            <text:p>6799000</text:p>
          </table:table-cell>
          <table:table-cell office:value-type="float" office:value="7777726" calcext:value-type="float">
            <text:p>7777726</text:p>
          </table:table-cell>
          <table:table-cell office:value-type="float" office:value="7663027" calcext:value-type="float">
            <text:p>7663027</text:p>
          </table:table-cell>
          <table:table-cell table:number-columns-repeated="3"/>
          <table:table-cell table:style-name="ce9" office:value-type="string" calcext:value-type="string">
            <text:p>Tempo até primeira detecção</text:p>
          </table:table-cell>
          <table:table-cell office:value-type="float" office:value="6307686" calcext:value-type="float">
            <text:p>6307686</text:p>
          </table:table-cell>
          <table:table-cell office:value-type="float" office:value="6279451" calcext:value-type="float">
            <text:p>6279451</text:p>
          </table:table-cell>
          <table:table-cell office:value-type="float" office:value="6279036" calcext:value-type="float">
            <text:p>6279036</text:p>
          </table:table-cell>
          <table:table-cell office:value-type="float" office:value="6235489" calcext:value-type="float">
            <text:p>6235489</text:p>
          </table:table-cell>
          <table:table-cell table:style-name="ce13" office:value-type="float" office:value="6231642" calcext:value-type="float">
            <text:p>6231642</text:p>
          </table:table-cell>
          <table:table-cell office:value-type="float" office:value="6360720" calcext:value-type="float">
            <text:p>6360720</text:p>
          </table:table-cell>
          <table:table-cell office:value-type="float" office:value="6255866" calcext:value-type="float">
            <text:p>6255866</text:p>
          </table:table-cell>
          <table:table-cell table:style-name="ce18" office:value-type="float" office:value="6318111" calcext:value-type="float">
            <text:p>6318111</text:p>
          </table:table-cell>
          <table:table-cell/>
          <table:table-cell table:style-name="ce9" office:value-type="string" calcext:value-type="string">
            <text:p>Tempo até primeira detecção</text:p>
          </table:table-cell>
          <table:table-cell office:value-type="float" office:value="6355618" calcext:value-type="float">
            <text:p>6355618</text:p>
          </table:table-cell>
          <table:table-cell office:value-type="float" office:value="6170660" calcext:value-type="float">
            <text:p>6170660</text:p>
          </table:table-cell>
          <table:table-cell office:value-type="float" office:value="6270289" calcext:value-type="float">
            <text:p>6270289</text:p>
          </table:table-cell>
          <table:table-cell office:value-type="float" office:value="6266473" calcext:value-type="float">
            <text:p>6266473</text:p>
          </table:table-cell>
          <table:table-cell table:style-name="ce13" office:value-type="float" office:value="6272828" calcext:value-type="float">
            <text:p>6272828</text:p>
          </table:table-cell>
          <table:table-cell office:value-type="float" office:value="6244424" calcext:value-type="float">
            <text:p>6244424</text:p>
          </table:table-cell>
          <table:table-cell office:value-type="float" office:value="6261887" calcext:value-type="float">
            <text:p>6261887</text:p>
          </table:table-cell>
          <table:table-cell table:style-name="ce18" office:value-type="float" office:value="6221985" calcext:value-type="float">
            <text:p>6221985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4"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  <table:table-cell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4"/>
          <table:table-cell table:style-name="ce8"/>
          <table:table-cell table:number-columns-repeated="7"/>
          <table:table-cell table:style-name="ce18"/>
          <table:table-cell/>
          <table:table-cell table:style-name="ce8"/>
          <table:table-cell table:number-columns-repeated="7"/>
          <table:table-cell table:style-name="ce18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112:.J112])" office:value-type="float" office:value="17415694.25" calcext:value-type="float">
            <text:p>17415694.2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112:.U112])" office:value-type="float" office:value="10051787.625" calcext:value-type="float">
            <text:p>10051787.625</text:p>
          </table:table-cell>
          <table:table-cell table:number-columns-repeated="2"/>
          <table:table-cell table:style-name="Default"/>
          <table:table-cell table:number-columns-repeated="5"/>
          <table:table-cell table:style-name="ce8"/>
          <table:table-cell office:value-type="string" calcext:value-type="string">
            <text:p>MEDIA</text:p>
          </table:table-cell>
          <table:table-cell table:formula="of:=AVERAGE([.Y112:.AD112])" office:value-type="float" office:value="7605631.5" calcext:value-type="float">
            <text:p>7605631.5</text:p>
          </table:table-cell>
          <table:table-cell table:number-columns-repeated="2"/>
          <table:table-cell table:style-name="Default"/>
          <table:table-cell table:number-columns-repeated="4"/>
          <table:table-cell table:style-name="ce8"/>
          <table:table-cell office:value-type="string" calcext:value-type="string">
            <text:p>MEDIA</text:p>
          </table:table-cell>
          <table:table-cell table:formula="of:=AVERAGE([.AI112:.AN112])" office:value-type="float" office:value="6282337.33333333" calcext:value-type="float">
            <text:p>6282337.33333333</text:p>
          </table:table-cell>
          <table:table-cell table:number-columns-repeated="5"/>
          <table:table-cell table:style-name="ce18"/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AS112:.AX112])" office:value-type="float" office:value="6263382" calcext:value-type="float">
            <text:p>6263382</text:p>
          </table:table-cell>
          <table:table-cell table:number-columns-repeated="5"/>
          <table:table-cell table:style-name="ce18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112:.J112])" office:value-type="float" office:value="959733.918861406" calcext:value-type="float">
            <text:p>959733.918861406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112:.U112])" office:value-type="float" office:value="952643.021507598" calcext:value-type="float">
            <text:p>952643.021507598</text:p>
          </table:table-cell>
          <table:table-cell table:number-columns-repeated="2"/>
          <table:table-cell table:style-name="Default"/>
          <table:table-cell table:number-columns-repeated="5"/>
          <table:table-cell table:style-name="ce8"/>
          <table:table-cell office:value-type="string" calcext:value-type="string">
            <text:p>DESVIO PADRAO</text:p>
          </table:table-cell>
          <table:table-cell table:formula="of:=STDEV([.Y112:.AD112])" office:value-type="float" office:value="412003.028867871" calcext:value-type="float">
            <text:p>412003.028867871</text:p>
          </table:table-cell>
          <table:table-cell table:number-columns-repeated="2"/>
          <table:table-cell table:style-name="Default"/>
          <table:table-cell table:number-columns-repeated="4"/>
          <table:table-cell table:style-name="ce8"/>
          <table:table-cell office:value-type="string" calcext:value-type="string">
            <text:p>DESVIO PADRAO</text:p>
          </table:table-cell>
          <table:table-cell table:formula="of:=STDEV([.AI112:.AN112])" office:value-type="float" office:value="48104.9066423236" calcext:value-type="float">
            <text:p>48104.9066423236</text:p>
          </table:table-cell>
          <table:table-cell table:number-columns-repeated="5"/>
          <table:table-cell table:style-name="ce18"/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AS112:.AX112])" office:value-type="float" office:value="59347.6917664032" calcext:value-type="float">
            <text:p>59347.6917664032</text:p>
          </table:table-cell>
          <table:table-cell table:number-columns-repeated="5"/>
          <table:table-cell table:style-name="ce18"/>
        </table:table-row>
        <table:table-row table:style-name="ro1"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D116]/SQRT(COUNT([.C112:.J112]))" office:value-type="float" office:value="339317.18108082" calcext:value-type="float">
            <text:p>339317.18108082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O116]/SQRT(COUNT([.N112:.R112]))" office:value-type="float" office:value="426034.910876356" calcext:value-type="float">
            <text:p>426034.910876356</text:p>
          </table:table-cell>
          <table:table-cell table:style-name="ce15" table:number-columns-repeated="5"/>
          <table:table-cell table:style-name="ce20"/>
          <table:table-cell table:number-columns-repeated="2"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Z116]/SQRT(COUNT([.Y112:.AD112]))" office:value-type="float" office:value="168199.532201242" calcext:value-type="float">
            <text:p>168199.532201242</text:p>
          </table:table-cell>
          <table:table-cell table:style-name="ce15" table:number-columns-repeated="5"/>
          <table:table-cell table:style-name="ce20"/>
          <table:table-cell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AJ116]/SQRT(COUNT([.AI112:.AN112]))" office:value-type="float" office:value="19638.7458996523" calcext:value-type="float">
            <text:p>19638.7458996523</text:p>
          </table:table-cell>
          <table:table-cell table:style-name="ce15" table:number-columns-repeated="5"/>
          <table:table-cell table:style-name="ce20"/>
          <table:table-cell/>
          <table:table-cell table:style-name="ce10"/>
          <table:table-cell table:style-name="ce15" office:value-type="string" calcext:value-type="string">
            <text:p>ERRO PADRAO</text:p>
          </table:table-cell>
          <table:table-cell table:style-name="ce15" table:formula="of:=[.AT116]/SQRT(COUNT([.AS112:.AX112]))" office:value-type="float" office:value="24228.5937066104" calcext:value-type="float">
            <text:p>24228.5937066104</text:p>
          </table:table-cell>
          <table:table-cell table:style-name="ce15" table:number-columns-repeated="5"/>
          <table:table-cell table:style-name="ce20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8"/>
          <table:table-cell table:style-name="ce9"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8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7"/>
          <table:table-cell table:style-name="ce26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7"/>
          <table:table-cell table:style-name="ce26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7"/>
          <table:table-cell table:style-name="ce26"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5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20 PKTS COM 6 ITENS</text:p>
          </table:table-cell>
          <table:table-cell table:number-columns-repeated="8"/>
          <table:table-cell table:style-name="ce8" office:value-type="string" calcext:value-type="string">
            <text:p>FA</text:p>
          </table:table-cell>
          <table:table-cell office:value-type="string" calcext:value-type="string">
            <text:p>25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40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26535565" calcext:value-type="float">
            <text:p>26535565</text:p>
          </table:table-cell>
          <table:table-cell office:value-type="float" office:value="27751553" calcext:value-type="float">
            <text:p>27751553</text:p>
          </table:table-cell>
          <table:table-cell office:value-type="float" office:value="27535882" calcext:value-type="float">
            <text:p>27535882</text:p>
          </table:table-cell>
          <table:table-cell office:value-type="float" office:value="27857683" calcext:value-type="float">
            <text:p>27857683</text:p>
          </table:table-cell>
          <table:table-cell table:style-name="ce13" office:value-type="float" office:value="27578975" calcext:value-type="float">
            <text:p>27578975</text:p>
          </table:table-cell>
          <table:table-cell office:value-type="float" office:value="26494694" calcext:value-type="float">
            <text:p>26494694</text:p>
          </table:table-cell>
          <table:table-cell office:value-type="float" office:value="26506913" calcext:value-type="float">
            <text:p>26506913</text:p>
          </table:table-cell>
          <table:table-cell office:value-type="float" office:value="27533942" calcext:value-type="float">
            <text:p>27533942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5181334" calcext:value-type="float">
            <text:p>15181334</text:p>
          </table:table-cell>
          <table:table-cell office:value-type="float" office:value="15178979" calcext:value-type="float">
            <text:p>15178979</text:p>
          </table:table-cell>
          <table:table-cell office:value-type="float" office:value="15288774" calcext:value-type="float">
            <text:p>15288774</text:p>
          </table:table-cell>
          <table:table-cell office:value-type="float" office:value="15101551" calcext:value-type="float">
            <text:p>15101551</text:p>
          </table:table-cell>
          <table:table-cell office:value-type="float" office:value="14076258" calcext:value-type="float">
            <text:p>14076258</text:p>
          </table:table-cell>
          <table:table-cell office:value-type="float" office:value="15402661" calcext:value-type="float">
            <text:p>15402661</text:p>
          </table:table-cell>
          <table:table-cell office:value-type="float" office:value="15166496" calcext:value-type="float">
            <text:p>15166496</text:p>
          </table:table-cell>
          <table:table-cell office:value-type="float" office:value="14141230" calcext:value-type="float">
            <text:p>14141230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9743941" calcext:value-type="float">
            <text:p>9743941</text:p>
          </table:table-cell>
          <table:table-cell office:value-type="float" office:value="11071801" calcext:value-type="float">
            <text:p>11071801</text:p>
          </table:table-cell>
          <table:table-cell office:value-type="float" office:value="9576388" calcext:value-type="float">
            <text:p>9576388</text:p>
          </table:table-cell>
          <table:table-cell office:value-type="float" office:value="11064871" calcext:value-type="float">
            <text:p>11064871</text:p>
          </table:table-cell>
          <table:table-cell office:value-type="float" office:value="11639439" calcext:value-type="float">
            <text:p>11639439</text:p>
          </table:table-cell>
          <table:table-cell office:value-type="float" office:value="11889916" calcext:value-type="float">
            <text:p>11889916</text:p>
          </table:table-cell>
          <table:table-cell office:value-type="float" office:value="9598560" calcext:value-type="float">
            <text:p>9598560</text:p>
          </table:table-cell>
          <table:table-cell table:number-columns-repeated="2"/>
          <table:table-cell table:style-name="ce9" office:value-type="string" calcext:value-type="string">
            <text:p>Tempo até primeira detecção</text:p>
          </table:table-cell>
          <table:table-cell office:value-type="float" office:value="8161465" calcext:value-type="float">
            <text:p>8161465</text:p>
          </table:table-cell>
          <table:table-cell office:value-type="float" office:value="8166682" calcext:value-type="float">
            <text:p>8166682</text:p>
          </table:table-cell>
          <table:table-cell office:value-type="float" office:value="8184725" calcext:value-type="float">
            <text:p>8184725</text:p>
          </table:table-cell>
          <table:table-cell office:value-type="float" office:value="8144769" calcext:value-type="float">
            <text:p>8144769</text:p>
          </table:table-cell>
          <table:table-cell table:style-name="ce13" office:value-type="float" office:value="8270198" calcext:value-type="float">
            <text:p>8270198</text:p>
          </table:table-cell>
          <table:table-cell office:value-type="float" office:value="8217810" calcext:value-type="float">
            <text:p>8217810</text:p>
          </table:table-cell>
          <table:table-cell office:value-type="float" office:value="8165019" calcext:value-type="float">
            <text:p>8165019</text:p>
          </table:table-cell>
          <table:table-cell table:style-name="ce18" office:value-type="float" office:value="8223423" calcext:value-type="float">
            <text:p>8223423</text:p>
          </table:table-cell>
          <table:table-cell/>
          <table:table-cell table:style-name="ce9" office:value-type="string" calcext:value-type="string">
            <text:p>Tempo até primeira detecção</text:p>
          </table:table-cell>
          <table:table-cell office:value-type="float" office:value="8138144" calcext:value-type="float">
            <text:p>8138144</text:p>
          </table:table-cell>
          <table:table-cell office:value-type="float" office:value="8108730" calcext:value-type="float">
            <text:p>8108730</text:p>
          </table:table-cell>
          <table:table-cell office:value-type="float" office:value="8323960" calcext:value-type="float">
            <text:p>8323960</text:p>
          </table:table-cell>
          <table:table-cell office:value-type="float" office:value="8017627" calcext:value-type="float">
            <text:p>8017627</text:p>
          </table:table-cell>
          <table:table-cell table:style-name="ce13" office:value-type="float" office:value="8062662" calcext:value-type="float">
            <text:p>8062662</text:p>
          </table:table-cell>
          <table:table-cell office:value-type="float" office:value="8312702" calcext:value-type="float">
            <text:p>8312702</text:p>
          </table:table-cell>
          <table:table-cell office:value-type="float" office:value="8094796" calcext:value-type="float">
            <text:p>8094796</text:p>
          </table:table-cell>
          <table:table-cell table:style-name="ce18"/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4"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  <table:table-cell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4"/>
          <table:table-cell table:style-name="ce8"/>
          <table:table-cell table:number-columns-repeated="7"/>
          <table:table-cell table:style-name="ce18"/>
          <table:table-cell/>
          <table:table-cell table:style-name="ce8"/>
          <table:table-cell table:number-columns-repeated="7"/>
          <table:table-cell table:style-name="ce18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129:.J129])" office:value-type="float" office:value="27224400.875" calcext:value-type="float">
            <text:p>27224400.87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129:.U129])" office:value-type="float" office:value="14942160.375" calcext:value-type="float">
            <text:p>14942160.37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Y129:.AF129])" office:value-type="float" office:value="10654988" calcext:value-type="float">
            <text:p>10654988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AI129:.AP129])" office:value-type="float" office:value="8191761.375" calcext:value-type="float">
            <text:p>8191761.375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AS129:.AZ129])" office:value-type="float" office:value="8151231.57142857" calcext:value-type="float">
            <text:p>8151231.57142857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129:.J129])" office:value-type="float" office:value="599910.762296584" calcext:value-type="float">
            <text:p>599910.762296584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129:.U129])" office:value-type="float" office:value="522698.649498635" calcext:value-type="float">
            <text:p>522698.64949863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Y129:.AF129])" office:value-type="float" office:value="995435.650241977" calcext:value-type="float">
            <text:p>995435.650241977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AI129:.AP129])" office:value-type="float" office:value="42008.6511394209" calcext:value-type="float">
            <text:p>42008.6511394209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AS129:.AZ129])" office:value-type="float" office:value="120253.344826464" calcext:value-type="float">
            <text:p>120253.344826464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D133]/SQRT(COUNT([.C129:.J129]))" office:value-type="float" office:value="212100.484063353" calcext:value-type="float">
            <text:p>212100.484063353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O133]/SQRT(COUNT([.N129:.U129]))" office:value-type="float" office:value="184801.879788767" calcext:value-type="float">
            <text:p>184801.879788767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Z133]/SQRT(COUNT([.Y129:.AF129]))" office:value-type="float" office:value="376239.310958306" calcext:value-type="float">
            <text:p>376239.310958306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AJ133]/SQRT(COUNT([.AI129:.AP129]))" office:value-type="float" office:value="14852.3010445923" calcext:value-type="float">
            <text:p>14852.3010445923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AT133]/SQRT(COUNT([.AS129:.AZ129]))" office:value-type="float" office:value="45451.4921049312" calcext:value-type="float">
            <text:p>45451.4921049312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 table:number-columns-repeated="2"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  <table:table-cell/>
          <table:table-cell table:style-name="ce23" office:value-type="string" calcext:value-type="string">
            <text:p>Timestamp Threshold</text:p>
          </table:table-cell>
          <table:table-cell table:style-name="ce24" office:value-type="float" office:value="3" calcext:value-type="float">
            <text:p>3</text:p>
          </table:table-cell>
          <table:table-cell table:style-name="ce14" table:number-columns-repeated="6"/>
          <table:table-cell table:style-name="ce17"/>
        </table:table-row>
        <table:table-row table:style-name="ro1">
          <table:table-cell/>
          <table:table-cell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9"/>
          <table:table-cell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8"/>
          <table:table-cell table:style-name="ce9"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Bytes Threshold</text:p>
          </table:table-cell>
          <table:table-cell table:style-name="ce3" office:value-type="float" office:value="70000" calcext:value-type="float">
            <text:p>7000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8"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8"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Tempo de Execução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9"/>
          <table:table-cell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8"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Requisições</text:p>
          </table:table-cell>
          <table:table-cell table:style-name="ce3" office:value-type="string" calcext:value-type="string">
            <text:p>Random(2,5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9"/>
          <table:table-cell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8"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Colisão</text:p>
          </table:table-cell>
          <table:table-cell table:style-name="ce3" office:value-type="string" calcext:value-type="string">
            <text:p>Sim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 table:style-name="ce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3"/>
          <table:table-cell table:style-name="ce13"/>
          <table:table-cell table:number-columns-repeated="5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1 req a cada 1 seg)</text:p>
          </table:table-cell>
          <table:table-cell table:number-columns-repeated="9"/>
          <table:table-cell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8"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9" office:value-type="string" calcext:value-type="string">
            <text:p>Ataque</text:p>
          </table:table-cell>
          <table:table-cell table:style-name="ce3" office:value-type="string" calcext:value-type="string">
            <text:p>1 (2 req a cada 1 seg)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 table:style-name="ce9"/>
          <table:table-cell table:style-name="ce8" office:value-type="string" calcext:value-type="string">
            <text:p>FA</text:p>
          </table:table-cell>
          <table:table-cell office:value-type="string" calcext:value-type="string">
            <text:p>5 PKTS COM 6 ITENS</text:p>
          </table:table-cell>
          <table:table-cell table:number-columns-repeated="3"/>
          <table:table-cell table:style-name="ce13"/>
          <table:table-cell table:number-columns-repeated="5"/>
          <table:table-cell table:style-name="ce8" office:value-type="string" calcext:value-type="string">
            <text:p>FA</text:p>
          </table:table-cell>
          <table:table-cell office:value-type="string" calcext:value-type="string">
            <text:p>10 PKTS COM 6 ITENS</text:p>
          </table:table-cell>
          <table:table-cell table:number-columns-repeated="9"/>
          <table:table-cell table:style-name="ce8" office:value-type="string" calcext:value-type="string">
            <text:p>FA</text:p>
          </table:table-cell>
          <table:table-cell office:value-type="string" calcext:value-type="string">
            <text:p>20 PKTS COM 6 ITENS</text:p>
          </table:table-cell>
          <table:table-cell table:number-columns-repeated="8"/>
          <table:table-cell table:style-name="ce8" office:value-type="string" calcext:value-type="string">
            <text:p>FA</text:p>
          </table:table-cell>
          <table:table-cell office:value-type="string" calcext:value-type="string">
            <text:p>25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  <table:table-cell/>
          <table:table-cell table:style-name="ce8" office:value-type="string" calcext:value-type="string">
            <text:p>FA</text:p>
          </table:table-cell>
          <table:table-cell office:value-type="string" calcext:value-type="string">
            <text:p>40 PKTS COM 6 ITENS</text:p>
          </table:table-cell>
          <table:table-cell table:number-columns-repeated="3"/>
          <table:table-cell table:style-name="ce13"/>
          <table:table-cell table:number-columns-repeated="2"/>
          <table:table-cell table:style-name="ce18"/>
        </table:table-row>
        <table:table-row table:style-name="ro1">
          <table:table-cell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ROD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empo até primeira detecção</text:p>
          </table:table-cell>
          <table:table-cell office:value-type="float" office:value="36104194" calcext:value-type="float">
            <text:p>36104194</text:p>
          </table:table-cell>
          <table:table-cell office:value-type="float" office:value="36988153" calcext:value-type="float">
            <text:p>36988153</text:p>
          </table:table-cell>
          <table:table-cell office:value-type="float" office:value="36917750" calcext:value-type="float">
            <text:p>36917750</text:p>
          </table:table-cell>
          <table:table-cell office:value-type="float" office:value="35874078" calcext:value-type="float">
            <text:p>35874078</text:p>
          </table:table-cell>
          <table:table-cell table:style-name="ce13" office:value-type="float" office:value="37038971" calcext:value-type="float">
            <text:p>37038971</text:p>
          </table:table-cell>
          <table:table-cell office:value-type="float" office:value="35803974" calcext:value-type="float">
            <text:p>35803974</text:p>
          </table:table-cell>
          <table:table-cell office:value-type="float" office:value="35918959" calcext:value-type="float">
            <text:p>35918959</text:p>
          </table:table-cell>
          <table:table-cell office:value-type="float" office:value="35920691" calcext:value-type="float">
            <text:p>35920691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21082096" calcext:value-type="float">
            <text:p>21082096</text:p>
          </table:table-cell>
          <table:table-cell office:value-type="float" office:value="20718198" calcext:value-type="float">
            <text:p>20718198</text:p>
          </table:table-cell>
          <table:table-cell office:value-type="float" office:value="19353360" calcext:value-type="float">
            <text:p>19353360</text:p>
          </table:table-cell>
          <table:table-cell office:value-type="float" office:value="19268326" calcext:value-type="float">
            <text:p>19268326</text:p>
          </table:table-cell>
          <table:table-cell office:value-type="float" office:value="20243035" calcext:value-type="float">
            <text:p>20243035</text:p>
          </table:table-cell>
          <table:table-cell office:value-type="float" office:value="19214508" calcext:value-type="float">
            <text:p>19214508</text:p>
          </table:table-cell>
          <table:table-cell office:value-type="float" office:value="20804083" calcext:value-type="float">
            <text:p>20804083</text:p>
          </table:table-cell>
          <table:table-cell office:value-type="float" office:value="19179342" calcext:value-type="float">
            <text:p>19179342</text:p>
          </table:table-cell>
          <table:table-cell table:number-columns-repeated="2"/>
          <table:table-cell office:value-type="string" calcext:value-type="string">
            <text:p>Tempo até primeira detecção</text:p>
          </table:table-cell>
          <table:table-cell office:value-type="float" office:value="12664950" calcext:value-type="float">
            <text:p>12664950</text:p>
          </table:table-cell>
          <table:table-cell office:value-type="float" office:value="12912161" calcext:value-type="float">
            <text:p>12912161</text:p>
          </table:table-cell>
          <table:table-cell office:value-type="float" office:value="12203702" calcext:value-type="float">
            <text:p>12203702</text:p>
          </table:table-cell>
          <table:table-cell office:value-type="float" office:value="13657334" calcext:value-type="float">
            <text:p>13657334</text:p>
          </table:table-cell>
          <table:table-cell office:value-type="float" office:value="13489984" calcext:value-type="float">
            <text:p>13489984</text:p>
          </table:table-cell>
          <table:table-cell office:value-type="float" office:value="13201514" calcext:value-type="float">
            <text:p>13201514</text:p>
          </table:table-cell>
          <table:table-cell office:value-type="float" office:value="14061415" calcext:value-type="float">
            <text:p>14061415</text:p>
          </table:table-cell>
          <table:table-cell office:value-type="float" office:value="11674517" calcext:value-type="float">
            <text:p>11674517</text:p>
          </table:table-cell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Tempo até primeira detecção</text:p>
          </table:table-cell>
          <table:table-cell office:value-type="float" office:value="10318476" calcext:value-type="float">
            <text:p>10318476</text:p>
          </table:table-cell>
          <table:table-cell office:value-type="float" office:value="10137196" calcext:value-type="float">
            <text:p>10137196</text:p>
          </table:table-cell>
          <table:table-cell office:value-type="float" office:value="10218602" calcext:value-type="float">
            <text:p>10218602</text:p>
          </table:table-cell>
          <table:table-cell office:value-type="float" office:value="10150148" calcext:value-type="float">
            <text:p>10150148</text:p>
          </table:table-cell>
          <table:table-cell table:style-name="ce13" office:value-type="float" office:value="10087727" calcext:value-type="float">
            <text:p>10087727</text:p>
          </table:table-cell>
          <table:table-cell office:value-type="float" office:value="10141184" calcext:value-type="float">
            <text:p>10141184</text:p>
          </table:table-cell>
          <table:table-cell office:value-type="float" office:value="10120056" calcext:value-type="float">
            <text:p>10120056</text:p>
          </table:table-cell>
          <table:table-cell table:style-name="ce18" office:value-type="float" office:value="10161932" calcext:value-type="float">
            <text:p>10161932</text:p>
          </table:table-cell>
          <table:table-cell/>
          <table:table-cell table:style-name="ce9" office:value-type="string" calcext:value-type="string">
            <text:p>Tempo até primeira detecção</text:p>
          </table:table-cell>
          <table:table-cell office:value-type="float" office:value="10010243" calcext:value-type="float">
            <text:p>10010243</text:p>
          </table:table-cell>
          <table:table-cell office:value-type="float" office:value="10344278" calcext:value-type="float">
            <text:p>10344278</text:p>
          </table:table-cell>
          <table:table-cell office:value-type="float" office:value="10326409" calcext:value-type="float">
            <text:p>10326409</text:p>
          </table:table-cell>
          <table:table-cell office:value-type="float" office:value="10081407" calcext:value-type="float">
            <text:p>10081407</text:p>
          </table:table-cell>
          <table:table-cell table:style-name="ce13" office:value-type="float" office:value="9808832" calcext:value-type="float">
            <text:p>9808832</text:p>
          </table:table-cell>
          <table:table-cell table:number-columns-repeated="2"/>
          <table:table-cell table:style-name="ce18"/>
        </table:table-row>
        <table:table-row table:style-name="ro1">
          <table:table-cell/>
          <table:table-cell table:style-name="ce8"/>
          <table:table-cell table:number-columns-repeated="3"/>
          <table:table-cell table:style-name="ce13"/>
          <table:table-cell table:number-columns-repeated="6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5"/>
          <table:table-cell table:style-name="ce8"/>
          <table:table-cell table:number-columns-repeated="3"/>
          <table:table-cell table:style-name="ce13"/>
          <table:table-cell table:style-name="Default"/>
          <table:table-cell table:number-columns-repeated="4"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  <table:table-cell/>
          <table:table-cell table:style-name="ce8"/>
          <table:table-cell table:number-columns-repeated="3"/>
          <table:table-cell table:style-name="ce13"/>
          <table:table-cell table:number-columns-repeated="3"/>
          <table:table-cell table:style-name="ce18"/>
        </table:table-row>
        <table:table-row table:style-name="ro1">
          <table:table-cell/>
          <table:table-cell table:style-name="ce8"/>
          <table:table-cell table:number-columns-repeated="10"/>
          <table:table-cell table:style-name="ce8"/>
          <table:table-cell table:number-columns-repeated="4"/>
          <table:table-cell table:style-name="Default"/>
          <table:table-cell table:number-columns-repeated="5"/>
          <table:table-cell table:style-name="ce8"/>
          <table:table-cell table:number-columns-repeated="4"/>
          <table:table-cell table:style-name="Default"/>
          <table:table-cell table:number-columns-repeated="4"/>
          <table:table-cell table:style-name="ce8"/>
          <table:table-cell table:number-columns-repeated="7"/>
          <table:table-cell table:style-name="ce18"/>
          <table:table-cell/>
          <table:table-cell table:style-name="ce8"/>
          <table:table-cell table:number-columns-repeated="7"/>
          <table:table-cell table:style-name="ce18"/>
        </table:table-row>
        <table:table-row table:style-name="ro1"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C146:.J146])" office:value-type="float" office:value="36320846.25" calcext:value-type="float">
            <text:p>36320846.25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N146:.U146])" office:value-type="float" office:value="19982868.5" calcext:value-type="float">
            <text:p>19982868.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MEDIA</text:p>
          </table:table-cell>
          <table:table-cell table:formula="of:=AVERAGE([.Y146:.AF146])" office:value-type="float" office:value="12983197.125" calcext:value-type="float">
            <text:p>12983197.125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AI146:.AP146])" office:value-type="float" office:value="10166915.125" calcext:value-type="float">
            <text:p>10166915.125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MEDIA</text:p>
          </table:table-cell>
          <table:table-cell table:formula="of:=AVERAGE([.AS146:.AZ146])" office:value-type="float" office:value="10114233.8" calcext:value-type="float">
            <text:p>10114233.8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C146:.J146])" office:value-type="float" office:value="554543.585456351" calcext:value-type="float">
            <text:p>554543.585456351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N146:.U146])" office:value-type="float" office:value="813631.635069406" calcext:value-type="float">
            <text:p>813631.635069406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DESVIO PADRAO</text:p>
          </table:table-cell>
          <table:table-cell table:formula="of:=STDEV([.Y146:.AF146])" office:value-type="float" office:value="788134.614125647" calcext:value-type="float">
            <text:p>788134.614125647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AI146:.AP146])" office:value-type="float" office:value="71673.9181640166" calcext:value-type="float">
            <text:p>71673.9181640166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DESVIO PADRAO</text:p>
          </table:table-cell>
          <table:table-cell table:formula="of:=STDEV([.AS146:.AZ146])" office:value-type="float" office:value="225333.416393796" calcext:value-type="float">
            <text:p>225333.416393796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D150]/SQRT(COUNT([.C146:.J146]))" office:value-type="float" office:value="196060.764869844" calcext:value-type="float">
            <text:p>196060.764869844</text:p>
          </table:table-cell>
          <table:table-cell table:number-columns-repeated="4"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O150]/SQRT(COUNT([.N146:.U146]))" office:value-type="float" office:value="287662.223272738" calcext:value-type="float">
            <text:p>287662.223272738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 table:number-columns-repeated="2"/>
          <table:table-cell table:style-name="ce8"/>
          <table:table-cell office:value-type="string" calcext:value-type="string">
            <text:p>ERRO PADRAO</text:p>
          </table:table-cell>
          <table:table-cell table:formula="of:=[.Z150]/SQRT(COUNT([.Y146:.AF146]))" office:value-type="float" office:value="278647.665068044" calcext:value-type="float">
            <text:p>278647.665068044</text:p>
          </table:table-cell>
          <table:table-cell table:number-columns-repeated="2"/>
          <table:table-cell table:style-name="Default"/>
          <table:table-cell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AJ150]/SQRT(COUNT([.AI146:.AP146]))" office:value-type="float" office:value="25340.5567839929" calcext:value-type="float">
            <text:p>25340.5567839929</text:p>
          </table:table-cell>
          <table:table-cell table:number-columns-repeated="4"/>
          <table:table-cell table:style-name="ce12"/>
          <table:table-cell table:style-name="ce26"/>
          <table:table-cell/>
          <table:table-cell table:style-name="ce8"/>
          <table:table-cell office:value-type="string" calcext:value-type="string">
            <text:p>ERRO PADRAO</text:p>
          </table:table-cell>
          <table:table-cell table:formula="of:=[.AT150]/SQRT(COUNT([.AS146:.AZ146]))" office:value-type="float" office:value="100772.167331759" calcext:value-type="float">
            <text:p>100772.167331759</text:p>
          </table:table-cell>
          <table:table-cell table:number-columns-repeated="4"/>
          <table:table-cell table:style-name="ce12"/>
          <table:table-cell table:style-name="ce26"/>
        </table:table-row>
        <table:table-row table:style-name="ro1"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 table:number-columns-repeated="2"/>
          <table:table-cell table:style-name="ce10"/>
          <table:table-cell table:style-name="ce15" table:number-columns-repeated="6"/>
          <table:table-cell table:style-name="ce4"/>
          <table:table-cell table:style-name="ce27"/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  <table:table-cell/>
          <table:table-cell table:style-name="ce10"/>
          <table:table-cell table:style-name="ce15" table:number-columns-repeated="6"/>
          <table:table-cell table:style-name="ce4"/>
          <table:table-cell table:style-name="ce2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10"/>
          <table:table-cell table:style-name="ce15" table:number-columns-repeated="31"/>
          <table:table-cell table:style-name="ce20"/>
          <table:table-cell table:number-columns-repeated="19"/>
        </table:table-row>
      </table:table>
      <table:table table:name="DETECTION_TIME_PLOT" table:style-name="ta1">
        <table:shapes>
          <draw:frame draw:z-index="0" draw:style-name="gr1" draw:text-style-name="P1" svg:width="634.9pt" svg:height="529.09pt" svg:x="-0.45pt" svg:y="-0.14pt">
            <loext:p draw:notify-on-update-of-ranges="DETECTION_TIME_PLOT.C6:DETECTION_TIME_PLOT.C9 DETECTION_TIME_PLOT.D5:DETECTION_TIME_PLOT.D5 DETECTION_TIME_PLOT.D6:DETECTION_TIME_PLOT.D9 DETECTION_TIME_PLOT.E5:DETECTION_TIME_PLOT.E5 DETECTION_TIME_PLOT.E6:DETECTION_TIME_PLOT.E9 DETECTION_TIME_PLOT.F5:DETECTION_TIME_PLOT.F5 DETECTION_TIME_PLOT.F6:DETECTION_TIME_PLOT.F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35.1pt" svg:height="526.73pt" svg:x="1386.51pt" svg:y="215.12pt">
            <loext:p draw:notify-on-update-of-ranges="DETECTION_TIME_PLOT.K6:DETECTION_TIME_PLOT.K9 DETECTION_TIME_PLOT.L5:DETECTION_TIME_PLOT.L5 DETECTION_TIME_PLOT.L6:DETECTION_TIME_PLOT.L9 DETECTION_TIME_PLOT.M5:DETECTION_TIME_PLOT.M5 DETECTION_TIME_PLOT.M6:DETECTION_TIME_PLOT.M9 DETECTION_TIME_PLOT.N5:DETECTION_TIME_PLOT.N5 DETECTION_TIME_PLOT.N6:DETECTION_TIME_PLOT.N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2" table:default-cell-style-name="Default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ATAQUE 34 kbit/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table:style-name="ce2" office:value-type="string" calcext:value-type="string">
            <text:p>BYTES_THRESHOLD</text:p>
          </table:table-cell>
          <table:table-cell table:style-name="ce2" office:value-type="string" calcext:value-type="string">
            <text:p>Taxa ataque: 17 kbps, fator amplificação: 540.</text:p>
          </table:table-cell>
          <table:table-cell table:style-name="ce2" office:value-type="string" calcext:value-type="string">
            <text:p>Taxa ataque: 34 kbps, fator amplificação: 540.</text:p>
          </table:table-cell>
          <table:table-cell table:style-name="ce2" office:value-type="string" calcext:value-type="string">
            <text:p>Taxa Ataque: 58 kbps, fator amplificação: 540.</text:p>
          </table:table-cell>
          <table:table-cell table:number-columns-repeated="4"/>
          <table:table-cell table:style-name="ce2" office:value-type="string" calcext:value-type="string">
            <text:p>BYTES_THRESHOLD</text:p>
          </table:table-cell>
          <table:table-cell table:style-name="ce2" office:value-type="string" calcext:value-type="string">
            <text:p>Fator amplificação: 540, taxa ataque: 34kbps.</text:p>
          </table:table-cell>
          <table:table-cell table:style-name="ce2" office:value-type="string" calcext:value-type="string">
            <text:p>Fator amplificação: 1080, taxa ataque: 34kbps.</text:p>
          </table:table-cell>
          <table:table-cell table:style-name="ce2" office:value-type="string" calcext:value-type="string">
            <text:p>Fator amplificação: 1350, taxa ataque: 34kbps.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18]/10^6" office:value-type="float" office:value="7.757918625" calcext:value-type="float">
            <text:p>7.757918625</text:p>
          </table:table-cell>
          <table:table-cell table:formula="of:=[.E18]/10^6" office:value-type="float" office:value="5.23111475" calcext:value-type="float">
            <text:p>5.23111475</text:p>
          </table:table-cell>
          <table:table-cell table:formula="of:=[.F18]/10^6" office:value-type="float" office:value="5.27365375" calcext:value-type="float">
            <text:p>5.27365375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[.L18]/10^6" office:value-type="float" office:value="5.520787" calcext:value-type="float">
            <text:p>5.520787</text:p>
          </table:table-cell>
          <table:table-cell table:formula="of:=[.M18]/10^6" office:value-type="float" office:value="5.7101105" calcext:value-type="float">
            <text:p>5.7101105</text:p>
          </table:table-cell>
          <table:table-cell table:formula="of:=[.N18]/10^6" office:value-type="float" office:value="4.329617125" calcext:value-type="float">
            <text:p>4.329617125</text:p>
          </table:table-cell>
        </table:table-row>
        <table:table-row table:style-name="ro2"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[.D19]/10^6" office:value-type="float" office:value="17.374777875" calcext:value-type="float">
            <text:p>17.374777875</text:p>
          </table:table-cell>
          <table:table-cell table:formula="of:=[.E19]/10^6" office:value-type="float" office:value="9.9777564" calcext:value-type="float">
            <text:p>9.9777564</text:p>
          </table:table-cell>
          <table:table-cell table:formula="of:=[.F19]/10^6" office:value-type="float" office:value="6.8992936" calcext:value-type="float">
            <text:p>6.8992936</text:p>
          </table:table-cell>
          <table:table-cell table:number-columns-repeated="4"/>
          <table:table-cell office:value-type="float" office:value="30000" calcext:value-type="float">
            <text:p>30000</text:p>
          </table:table-cell>
          <table:table-cell table:formula="of:=[.L19]/10^6" office:value-type="float" office:value="9.9777564" calcext:value-type="float">
            <text:p>9.9777564</text:p>
          </table:table-cell>
          <table:table-cell table:formula="of:=[.M19]/10^6" office:value-type="float" office:value="7.6056315" calcext:value-type="float">
            <text:p>7.6056315</text:p>
          </table:table-cell>
          <table:table-cell table:formula="of:=[.N19]/10^6" office:value-type="float" office:value="6.28233733333333" calcext:value-type="float">
            <text:p>6.2823373333</text:p>
          </table:table-cell>
        </table:table-row>
        <table:table-row table:style-name="ro2"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D20]/10^6" office:value-type="float" office:value="26.971858375" calcext:value-type="float">
            <text:p>26.971858375</text:p>
          </table:table-cell>
          <table:table-cell table:formula="of:=[.E20]/10^6" office:value-type="float" office:value="14.982767375" calcext:value-type="float">
            <text:p>14.982767375</text:p>
          </table:table-cell>
          <table:table-cell table:formula="of:=[.F20]/10^6" office:value-type="float" office:value="10.026408125" calcext:value-type="float">
            <text:p>10.026408125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.L20]/10^6" office:value-type="float" office:value="14.94216" calcext:value-type="float">
            <text:p>14.94216</text:p>
          </table:table-cell>
          <table:table-cell table:formula="of:=[.M20]/10^6" office:value-type="float" office:value="10.654988" calcext:value-type="float">
            <text:p>10.654988</text:p>
          </table:table-cell>
          <table:table-cell table:formula="of:=[.N20]/10^6" office:value-type="float" office:value="8.191761375" calcext:value-type="float">
            <text:p>8.191761375</text:p>
          </table:table-cell>
        </table:table-row>
        <table:table-row table:style-name="ro2">
          <table:table-cell table:number-columns-repeated="2"/>
          <table:table-cell office:value-type="float" office:value="70000" calcext:value-type="float">
            <text:p>70000</text:p>
          </table:table-cell>
          <table:table-cell table:formula="of:=[.D21]/10^6" office:value-type="float" office:value="36.79048375" calcext:value-type="float">
            <text:p>36.79048375</text:p>
          </table:table-cell>
          <table:table-cell table:formula="of:=[.E21]/10^6" office:value-type="float" office:value="19.9828685" calcext:value-type="float">
            <text:p>19.9828685</text:p>
          </table:table-cell>
          <table:table-cell table:formula="of:=[.F21]/10^6" office:value-type="float" office:value="12.617427" calcext:value-type="float">
            <text:p>12.617427</text:p>
          </table:table-cell>
          <table:table-cell table:number-columns-repeated="4"/>
          <table:table-cell office:value-type="float" office:value="70000" calcext:value-type="float">
            <text:p>70000</text:p>
          </table:table-cell>
          <table:table-cell table:formula="of:=[.L21]/10^6" office:value-type="float" office:value="19.9828685" calcext:value-type="float">
            <text:p>19.9828685</text:p>
          </table:table-cell>
          <table:table-cell table:formula="of:=[.M21]/10^6" office:value-type="float" office:value="12.983197125" calcext:value-type="float">
            <text:p>12.983197125</text:p>
          </table:table-cell>
          <table:table-cell table:formula="of:=[.N21]/10^6" office:value-type="float" office:value="10.166915125" calcext:value-type="float">
            <text:p>10.166915125</text:p>
          </table:table-cell>
        </table:table-row>
        <table:table-row table:style-name="ro2" table:number-rows-repeated="5">
          <table:table-cell table:number-columns-repeated="14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3"/>
          <table:table-cell office:value-type="float" office:value="7757918.625" calcext:value-type="float">
            <text:p>7757918.625</text:p>
          </table:table-cell>
          <table:table-cell office:value-type="float" office:value="5231114.75" calcext:value-type="float">
            <text:p>5231114.75</text:p>
          </table:table-cell>
          <table:table-cell office:value-type="float" office:value="5273653.75" calcext:value-type="float">
            <text:p>5273653.75</text:p>
          </table:table-cell>
          <table:table-cell table:number-columns-repeated="5"/>
          <table:table-cell office:value-type="float" office:value="5520787" calcext:value-type="float">
            <text:p>5520787</text:p>
          </table:table-cell>
          <table:table-cell office:value-type="float" office:value="5710110.5" calcext:value-type="float">
            <text:p>5710110.5</text:p>
          </table:table-cell>
          <table:table-cell office:value-type="float" office:value="4329617.125" calcext:value-type="float">
            <text:p>4329617.125</text:p>
          </table:table-cell>
        </table:table-row>
        <table:table-row table:style-name="ro2">
          <table:table-cell table:number-columns-repeated="3"/>
          <table:table-cell office:value-type="float" office:value="17374777.875" calcext:value-type="float">
            <text:p>17374777.875</text:p>
          </table:table-cell>
          <table:table-cell office:value-type="float" office:value="9977756.4" calcext:value-type="float">
            <text:p>9977756.4</text:p>
          </table:table-cell>
          <table:table-cell office:value-type="float" office:value="6899293.6" calcext:value-type="float">
            <text:p>6899293.6</text:p>
          </table:table-cell>
          <table:table-cell table:number-columns-repeated="5"/>
          <table:table-cell office:value-type="float" office:value="9977756.4" calcext:value-type="float">
            <text:p>9977756.4</text:p>
          </table:table-cell>
          <table:table-cell office:value-type="float" office:value="7605631.5" calcext:value-type="float">
            <text:p>7605631.5</text:p>
          </table:table-cell>
          <table:table-cell office:value-type="float" office:value="6282337.33333333" calcext:value-type="float">
            <text:p>6282337.33333333</text:p>
          </table:table-cell>
        </table:table-row>
        <table:table-row table:style-name="ro2">
          <table:table-cell table:number-columns-repeated="3"/>
          <table:table-cell office:value-type="float" office:value="26971858.375" calcext:value-type="float">
            <text:p>26971858.375</text:p>
          </table:table-cell>
          <table:table-cell office:value-type="float" office:value="14982767.375" calcext:value-type="float">
            <text:p>14982767.375</text:p>
          </table:table-cell>
          <table:table-cell office:value-type="float" office:value="10026408.125" calcext:value-type="float">
            <text:p>10026408.125</text:p>
          </table:table-cell>
          <table:table-cell table:number-columns-repeated="5"/>
          <table:table-cell office:value-type="float" office:value="14942160" calcext:value-type="float">
            <text:p>14942160</text:p>
          </table:table-cell>
          <table:table-cell office:value-type="float" office:value="10654988" calcext:value-type="float">
            <text:p>10654988</text:p>
          </table:table-cell>
          <table:table-cell office:value-type="float" office:value="8191761.375" calcext:value-type="float">
            <text:p>8191761.375</text:p>
          </table:table-cell>
        </table:table-row>
        <table:table-row table:style-name="ro2">
          <table:table-cell table:number-columns-repeated="3"/>
          <table:table-cell office:value-type="float" office:value="36790483.75" calcext:value-type="float">
            <text:p>36790483.75</text:p>
          </table:table-cell>
          <table:table-cell office:value-type="float" office:value="19982868.5" calcext:value-type="float">
            <text:p>19982868.5</text:p>
          </table:table-cell>
          <table:table-cell office:value-type="float" office:value="12617427" calcext:value-type="float">
            <text:p>12617427</text:p>
          </table:table-cell>
          <table:table-cell table:number-columns-repeated="5"/>
          <table:table-cell office:value-type="float" office:value="19982868.5" calcext:value-type="float">
            <text:p>19982868.5</text:p>
          </table:table-cell>
          <table:table-cell office:value-type="float" office:value="12983197.125" calcext:value-type="float">
            <text:p>12983197.125</text:p>
          </table:table-cell>
          <table:table-cell office:value-type="float" office:value="10166915.125" calcext:value-type="float">
            <text:p>10166915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9:36:23.79723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37:52.922637771</meta:creation-date>
    <dc:date>2017-12-26T02:08:56.917394375</dc:date>
    <meta:editing-duration>P1DT11H45M9S</meta:editing-duration>
    <meta:editing-cycles>547</meta:editing-cycles>
    <meta:generator>LibreOffice/5.1.6.2$Linux_X86_64 LibreOffice_project/10m0$Build-2</meta:generator>
    <meta:document-statistic meta:table-count="14" meta:cell-count="34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0"/>
      <style:text-properties fo:font-size="18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10" style:family="chart">
      <style:chart-properties style:rotation-angle="90"/>
      <style:text-properties fo:font-size="18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label-position="top"/>
      <style:graphic-properties draw:stroke="none" draw:fill-color="#666666" draw:fill-hatch-name="Black_5f_5f_5f_5f_5f_5f_5f_20_5f_5f_5f_5f_5f_5f_5f_90_5f_5f_5f_5f_5f_5f_5f_20_5f_5f_5f_5f_5f_5f_5f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label-position="top"/>
      <style:graphic-properties draw:stroke="none" draw:fill-color="#000000" draw:fill-hatch-name="Black_5f_20_5f_45_5f_20_5f_Degrees_5f_20_5f_Wide" draw:fill-hatch-solid="tru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1cm" svg:height="18.763cm" xlink:href=".." xlink:type="simple" chart:class="chart:bar" chart:style-name="ch1">
        <chart:title svg:x="0cm" svg:y="0cm" chart:style-name="ch2">
          <text:p/>
        </chart:title>
        <chart:subtitle svg:x="0cm" svg:y="0cm" chart:style-name="ch3">
          <text:p/>
        </chart:subtitle>
        <chart:legend svg:x="0cm" svg:y="0cm" style:legend-expansion="custom" chartooo:width="18.653cm" chartooo:height="4.787cm" style:legend-expansion-aspect-ratio="3.89659494464174" chart:style-name="ch4"/>
        <chart:plot-area chart:style-name="ch5" table:cell-range-address="FP_TEMPO_ALTO_PLOT.C3:FP_TEMPO_ALTO_PLOT.E6" chart:data-source-has-labels="both" svg:x="1.993cm" svg:y="0.375cm" svg:width="19.871cm" svg:height="16.496cm">
          <chartooo:coordinate-region svg:x="2.932cm" svg:y="0.733cm" svg:width="18.932cm" svg:height="15.174cm"/>
          <chart:axis chart:dimension="x" chart:name="primary-x" chart:style-name="ch6" chartooo:axis-type="auto">
            <chartooo:date-scale/>
            <chart:title svg:x="5.398cm" svg:y="17.246cm" chart:style-name="ch7">
              <text:p>Valor do Timestamp Threshold (em segundos)</text:p>
            </chart:title>
            <chart:categories table:cell-range-address="FP_TEMPO_ALTO_PLOT.C4:FP_TEMPO_ALTO_PLOT.C6"/>
          </chart:axis>
          <chart:axis chart:dimension="x" chart:name="secondary-x" chart:style-name="ch8"/>
          <chart:axis chart:dimension="y" chart:name="primary-y" chart:style-name="ch9">
            <chart:title svg:x="0.348cm" svg:y="13.045cm" chart:style-name="ch10">
              <text:p>Ataques Reportados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FP_TEMPO_ALTO_PLOT.D4:FP_TEMPO_ALTO_PLOT.D6" chart:label-cell-address="FP_TEMPO_ALTO_PLOT.D3:FP_TEMPO_ALTO_PLOT.D3" chart:class="chart:bar">
            <chart:data-point chart:repeated="2"/>
            <chart:data-point chart:style-name="ch14"/>
          </chart:series>
          <chart:series chart:attached-axis="primary-y" chart:style-name="ch15" chart:values-cell-range-address="FP_TEMPO_ALTO_PLOT.E4:FP_TEMPO_ALTO_PLOT.E6" chart:label-cell-address="FP_TEMPO_ALTO_PLOT.E3:FP_TEMPO_ALTO_PLOT.E3" chart:class="chart:bar"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colisão, bytes threshold: 30.000.</text:p>
                <draw:g>
                  <svg:desc>FP_TEMPO_ALTO_PLOT.D3:FP_TEMPO_ALTO_PLOT.D3</svg:desc>
                </draw:g>
              </table:table-cell>
              <table:table-cell office:value-type="string">
                <text:p>Com colisão, bytes threshold: 30.000.</text:p>
                <draw:g>
                  <svg:desc>FP_TEMPO_ALTO_PLOT.E3:FP_TEMPO_ALTO_PLOT.E3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FP_TEMPO_ALTO_PLOT.C4:FP_TEMPO_ALTO_PLOT.C6</svg:desc>
                </draw:g>
              </table:table-cell>
              <table:table-cell office:value-type="float" office:value="0">
                <text:p>0</text:p>
                <draw:g>
                  <svg:desc>FP_TEMPO_ALTO_PLOT.D4:FP_TEMPO_ALTO_PLOT.D6</svg:desc>
                </draw:g>
              </table:table-cell>
              <table:table-cell office:value-type="float" office:value="3">
                <text:p>3</text:p>
                <draw:g>
                  <svg:desc>FP_TEMPO_ALTO_PLOT.E4:FP_TEMPO_ALTO_PLOT.E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0"/>
      <style:text-properties fo:font-size="18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9" style:family="chart">
      <style:chart-properties chart:auto-position="true" style:rotation-angle="90"/>
      <style:text-properties fo:font-size="18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62cm" svg:height="18.859cm" xlink:href=".." xlink:type="simple" chart:class="chart:bar" chart:style-name="ch1">
        <chart:title svg:x="0cm" svg:y="0cm" chart:style-name="ch2">
          <text:p/>
        </chart:title>
        <chart:subtitle svg:x="0cm" svg:y="0cm" chart:style-name="ch3">
          <text:p/>
        </chart:subtitle>
        <chart:legend svg:x="10.028cm" svg:y="0.961cm" style:legend-expansion="custom" chartooo:width="12.432cm" chartooo:height="3.298cm" style:legend-expansion-aspect-ratio="3.76955730745907" chart:style-name="ch4"/>
        <chart:plot-area chart:style-name="ch5" table:cell-range-address="FP_BYTES_BAIXO_PLOT.B4:FP_BYTES_BAIXO_PLOT.D7" chart:data-source-has-labels="both" svg:x="1.996cm" svg:y="0.377cm" svg:width="20.017cm" svg:height="16.588cm">
          <chartooo:coordinate-region svg:x="2.935cm" svg:y="0.735cm" svg:width="19.078cm" svg:height="15.266cm"/>
          <chart:axis chart:dimension="x" chart:name="primary-x" chart:style-name="ch6" chartooo:axis-type="auto">
            <chartooo:date-scale/>
            <chart:title svg:x="7.682cm" svg:y="17.557cm" chart:style-name="ch7">
              <text:p>Valor do Threshold de Bytes</text:p>
            </chart:title>
            <chart:categories table:cell-range-address="FP_BYTES_BAIXO_PLOT.B5:FP_BYTES_BAIXO_PLOT.B7"/>
          </chart:axis>
          <chart:axis chart:dimension="y" chart:name="primary-y" chart:style-name="ch8">
            <chart:title svg:x="0.451cm" svg:y="11.643cm" chart:style-name="ch9">
              <text:p>Ataques Reportados</text:p>
            </chart:title>
            <chart:grid chart:style-name="ch10" chart:class="major"/>
          </chart:axis>
          <chart:series chart:style-name="ch11" chart:values-cell-range-address="FP_BYTES_BAIXO_PLOT.C5:FP_BYTES_BAIXO_PLOT.C7" chart:label-cell-address="FP_BYTES_BAIXO_PLOT.C4:FP_BYTES_BAIXO_PLOT.C4" chart:class="chart:bar">
            <chart:data-point chart:repeated="3"/>
          </chart:series>
          <chart:series chart:style-name="ch12" chart:values-cell-range-address="FP_BYTES_BAIXO_PLOT.D5:FP_BYTES_BAIXO_PLOT.D7" chart:label-cell-address="FP_BYTES_BAIXO_PLOT.D4:FP_BYTES_BAIXO_PLOT.D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colisão, timestamp threshold:  3 segundos.</text:p>
                <draw:g>
                  <svg:desc>FP_BYTES_BAIXO_PLOT.C4:FP_BYTES_BAIXO_PLOT.C4</svg:desc>
                </draw:g>
              </table:table-cell>
              <table:table-cell office:value-type="string">
                <text:p>Com colisão, timestamp threshold: 3 segundos.</text:p>
                <draw:g>
                  <svg:desc>FP_BYTES_BAIXO_PLOT.D4:FP_BYTES_BAIXO_PLOT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K</text:p>
                <draw:g>
                  <svg:desc>FP_BYTES_BAIXO_PLOT.B5:FP_BYTES_BAIXO_PLOT.B7</svg:desc>
                </draw:g>
              </table:table-cell>
              <table:table-cell office:value-type="float" office:value="8">
                <text:p>8</text:p>
                <draw:g>
                  <svg:desc>FP_BYTES_BAIXO_PLOT.C5:FP_BYTES_BAIXO_PLOT.C7</svg:desc>
                </draw:g>
              </table:table-cell>
              <table:table-cell office:value-type="float" office:value="16">
                <text:p>16</text:p>
                <draw:g>
                  <svg:desc>FP_BYTES_BAIXO_PLOT.D5:FP_BYTES_BAIXO_PLOT.D7</svg:desc>
                </draw:g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K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23cm" svg:height="15.856cm" xlink:href=".." xlink:type="simple" chart:class="chart:bar" chart:style-name="ch1">
        <chart:title svg:x="0cm" svg:y="0cm" chart:style-name="ch2">
          <text:p/>
        </chart:title>
        <chart:subtitle svg:x="0cm" svg:y="0cm" chart:style-name="ch3">
          <text:p/>
        </chart:subtitle>
        <chart:legend chart:legend-position="end" svg:x="20.986cm" svg:y="7.629cm" style:legend-expansion="high" chart:style-name="ch4"/>
        <chart:plot-area chart:style-name="ch5" table:cell-range-address="FN_TEMPO_BAIXO_PLOT.C3:FN_TEMPO_BAIXO_PLOT.D7" chart:data-source-has-labels="both" svg:x="1.844cm" svg:y="0.317cm" svg:width="18.696cm" svg:height="13.854cm">
          <chartooo:coordinate-region svg:x="2.413cm" svg:y="0.622cm" svg:width="18.127cm" svg:height="12.69cm"/>
          <chart:axis chart:dimension="x" chart:name="primary-x" chart:style-name="ch6" chartooo:axis-type="auto">
            <chartooo:date-scale/>
            <chart:title svg:x="8.351cm" svg:y="14.489cm" chart:style-name="ch7">
              <text:p>Timestamp Threshold</text:p>
            </chart:title>
            <chart:categories table:cell-range-address="FN_TEMPO_BAIXO_PLOT.C4:FN_TEMPO_BAIXO_PLOT.C7"/>
          </chart:axis>
          <chart:axis chart:dimension="y" chart:name="primary-y" chart:style-name="ch8">
            <chart:title svg:x="0.451cm" svg:y="9.939cm" chart:style-name="ch9">
              <text:p>Ataques Reportados</text:p>
            </chart:title>
            <chart:grid chart:style-name="ch10" chart:class="major"/>
          </chart:axis>
          <chart:series chart:style-name="ch11" chart:values-cell-range-address="FN_TEMPO_BAIXO_PLOT.D4:FN_TEMPO_BAIXO_PLOT.D7" chart:label-cell-address="FN_TEMPO_BAIXO_PLOT.D3:FN_TEMPO_BAIXO_PLOT.D3" chart:class="chart:bar"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/C</text:p>
                <draw:g>
                  <svg:desc>FN_TEMPO_BAIXO_PLOT.D3:FN_TEMPO_BAIXO_PLOT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FN_TEMPO_BAIXO_PLOT.C4:FN_TEMPO_BAIXO_PLOT.C7</svg:desc>
                </draw:g>
              </table:table-cell>
              <table:table-cell office:value-type="float" office:value="0">
                <text:p>0</text:p>
                <draw:g>
                  <svg:desc>FN_TEMPO_BAIXO_PLOT.D4:FN_TEMPO_BAIXO_PLOT.D7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99cm" svg:height="18.666cm" xlink:href=".." xlink:type="simple" chart:class="chart:line" chart:style-name="ch1">
        <chart:legend svg:x="2.363cm" svg:y="0.503cm" style:legend-expansion="custom" chartooo:width="16.372cm" chartooo:height="3.367cm" style:legend-expansion-aspect-ratio="4.86248886248886" chart:style-name="ch2"/>
        <chart:plot-area chart:style-name="ch3" table:cell-range-address="DETECTION_TIME_PLOT.C5:DETECTION_TIME_PLOT.F9" chart:data-source-has-labels="both" svg:x="1.994cm" svg:y="0.373cm" svg:width="19.958cm" svg:height="16.403cm">
          <chartooo:coordinate-region svg:x="2.933cm" svg:y="0.731cm" svg:width="18.157cm" svg:height="15.081cm"/>
          <chart:axis chart:dimension="x" chart:name="primary-x" chart:style-name="ch4" chartooo:axis-type="auto">
            <chartooo:date-scale/>
            <chart:title svg:x="6.911cm" svg:y="17.149cm" chart:style-name="ch5">
              <text:p>Valor de bytes threshold (em bytes)</text:p>
            </chart:title>
            <chart:categories table:cell-range-address="DETECTION_TIME_PLOT.C6:DETECTION_TIME_PLOT.C9"/>
          </chart:axis>
          <chart:axis chart:dimension="y" chart:name="primary-y" chart:style-name="ch6">
            <chart:title svg:x="0.451cm" svg:y="11.281cm" chart:style-name="ch7">
              <text:p>Tempo (segundos)</text:p>
            </chart:title>
            <chart:grid chart:style-name="ch8" chart:class="major"/>
          </chart:axis>
          <chart:series chart:style-name="ch9" chart:values-cell-range-address="DETECTION_TIME_PLOT.D6:DETECTION_TIME_PLOT.D9" chart:label-cell-address="DETECTION_TIME_PLOT.D5:DETECTION_TIME_PLOT.D5" chart:class="chart:line">
            <chart:data-point chart:repeated="4"/>
          </chart:series>
          <chart:series chart:style-name="ch10" chart:values-cell-range-address="DETECTION_TIME_PLOT.E6:DETECTION_TIME_PLOT.E9" chart:label-cell-address="DETECTION_TIME_PLOT.E5:DETECTION_TIME_PLOT.E5" chart:class="chart:line">
            <chart:data-point chart:repeated="4"/>
          </chart:series>
          <chart:series chart:style-name="ch11" chart:values-cell-range-address="DETECTION_TIME_PLOT.F6:DETECTION_TIME_PLOT.F9" chart:label-cell-address="DETECTION_TIME_PLOT.F5:DETECTION_TIME_PLOT.F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a ataque: 17 kbps, fator amplificação: 540.</text:p>
                <draw:g>
                  <svg:desc>DETECTION_TIME_PLOT.D5:DETECTION_TIME_PLOT.D5</svg:desc>
                </draw:g>
              </table:table-cell>
              <table:table-cell office:value-type="string">
                <text:p>Taxa ataque: 34 kbps, fator amplificação: 540.</text:p>
                <draw:g>
                  <svg:desc>DETECTION_TIME_PLOT.E5:DETECTION_TIME_PLOT.E5</svg:desc>
                </draw:g>
              </table:table-cell>
              <table:table-cell office:value-type="string">
                <text:p>Taxa Ataque: 58 kbps, fator amplificação: 540.</text:p>
                <draw:g>
                  <svg:desc>DETECTION_TIME_PLOT.F5:DETECTION_TIME_PLOT.F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ETECTION_TIME_PLOT.C6:DETECTION_TIME_PLOT.C9</svg:desc>
                </draw:g>
              </table:table-cell>
              <table:table-cell office:value-type="float" office:value="7.757918625">
                <text:p>7.757918625</text:p>
                <draw:g>
                  <svg:desc>DETECTION_TIME_PLOT.D6:DETECTION_TIME_PLOT.D9</svg:desc>
                </draw:g>
              </table:table-cell>
              <table:table-cell office:value-type="float" office:value="5.23111475">
                <text:p>5.23111475</text:p>
                <draw:g>
                  <svg:desc>DETECTION_TIME_PLOT.E6:DETECTION_TIME_PLOT.E9</svg:desc>
                </draw:g>
              </table:table-cell>
              <table:table-cell office:value-type="float" office:value="5.27365375">
                <text:p>5.27365375</text:p>
                <draw:g>
                  <svg:desc>DETECTION_TIME_PLOT.F6:DETECTION_TIME_PLOT.F9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.374777875">
                <text:p>17.374777875</text:p>
              </table:table-cell>
              <table:table-cell office:value-type="float" office:value="9.9777564">
                <text:p>9.9777564</text:p>
              </table:table-cell>
              <table:table-cell office:value-type="float" office:value="6.8992936">
                <text:p>6.89929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6.971858375">
                <text:p>26.971858375</text:p>
              </table:table-cell>
              <table:table-cell office:value-type="float" office:value="14.982767375">
                <text:p>14.982767375</text:p>
              </table:table-cell>
              <table:table-cell office:value-type="float" office:value="10.026408125">
                <text:p>10.0264081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6.79048375">
                <text:p>36.79048375</text:p>
              </table:table-cell>
              <table:table-cell office:value-type="float" office:value="19.9828685">
                <text:p>19.9828685</text:p>
              </table:table-cell>
              <table:table-cell office:value-type="float" office:value="12.617427">
                <text:p>12.6174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6cm" svg:height="18.583cm" xlink:href=".." xlink:type="simple" chart:class="chart:line" chart:style-name="ch1">
        <chart:legend svg:x="2.527cm" svg:y="1.026cm" style:legend-expansion="custom" chartooo:width="16.469cm" chartooo:height="4.081cm" style:legend-expansion-aspect-ratio="4.03553050722862" chart:style-name="ch2"/>
        <chart:plot-area chart:style-name="ch3" table:cell-range-address="DETECTION_TIME_PLOT.K5:DETECTION_TIME_PLOT.N9" chart:data-source-has-labels="both" svg:x="1.995cm" svg:y="0.371cm" svg:width="19.963cm" svg:height="16.324cm">
          <chartooo:coordinate-region svg:x="2.934cm" svg:y="0.729cm" svg:width="18.162cm" svg:height="15.002cm"/>
          <chart:axis chart:dimension="x" chart:name="primary-x" chart:style-name="ch4" chartooo:axis-type="auto">
            <chartooo:date-scale/>
            <chart:title svg:x="6.914cm" svg:y="17.066cm" chart:style-name="ch5">
              <text:p>Valor de bytes threshold (em bytes)</text:p>
            </chart:title>
            <chart:categories table:cell-range-address="DETECTION_TIME_PLOT.K6:DETECTION_TIME_PLOT.K9"/>
          </chart:axis>
          <chart:axis chart:dimension="y" chart:name="primary-y" chart:style-name="ch6">
            <chart:title svg:x="0.451cm" svg:y="11.24cm" chart:style-name="ch7">
              <text:p>Tempo (segundos)</text:p>
            </chart:title>
            <chart:grid chart:style-name="ch8" chart:class="major"/>
          </chart:axis>
          <chart:series chart:style-name="ch9" chart:values-cell-range-address="DETECTION_TIME_PLOT.L6:DETECTION_TIME_PLOT.L9" chart:label-cell-address="DETECTION_TIME_PLOT.L5:DETECTION_TIME_PLOT.L5" chart:class="chart:line">
            <chart:data-point chart:repeated="4"/>
          </chart:series>
          <chart:series chart:style-name="ch10" chart:values-cell-range-address="DETECTION_TIME_PLOT.M6:DETECTION_TIME_PLOT.M9" chart:label-cell-address="DETECTION_TIME_PLOT.M5:DETECTION_TIME_PLOT.M5" chart:class="chart:line">
            <chart:data-point chart:repeated="4"/>
          </chart:series>
          <chart:series chart:style-name="ch11" chart:values-cell-range-address="DETECTION_TIME_PLOT.N6:DETECTION_TIME_PLOT.N9" chart:label-cell-address="DETECTION_TIME_PLOT.N5:DETECTION_TIME_PLOT.N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or amplificação: 540, taxa ataque: 34kbps.</text:p>
                <draw:g>
                  <svg:desc>DETECTION_TIME_PLOT.L5:DETECTION_TIME_PLOT.L5</svg:desc>
                </draw:g>
              </table:table-cell>
              <table:table-cell office:value-type="string">
                <text:p>Fator amplificação: 1080, taxa ataque: 34kbps.</text:p>
                <draw:g>
                  <svg:desc>DETECTION_TIME_PLOT.M5:DETECTION_TIME_PLOT.M5</svg:desc>
                </draw:g>
              </table:table-cell>
              <table:table-cell office:value-type="string">
                <text:p>Fator amplificação: 1350, taxa ataque: 34kbps.</text:p>
                <draw:g>
                  <svg:desc>DETECTION_TIME_PLOT.N5:DETECTION_TIME_PLOT.N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ETECTION_TIME_PLOT.K6:DETECTION_TIME_PLOT.K9</svg:desc>
                </draw:g>
              </table:table-cell>
              <table:table-cell office:value-type="float" office:value="5.520787">
                <text:p>5.520787</text:p>
                <draw:g>
                  <svg:desc>DETECTION_TIME_PLOT.L6:DETECTION_TIME_PLOT.L9</svg:desc>
                </draw:g>
              </table:table-cell>
              <table:table-cell office:value-type="float" office:value="5.7101105">
                <text:p>5.7101105</text:p>
                <draw:g>
                  <svg:desc>DETECTION_TIME_PLOT.M6:DETECTION_TIME_PLOT.M9</svg:desc>
                </draw:g>
              </table:table-cell>
              <table:table-cell office:value-type="float" office:value="4.329617125">
                <text:p>4.329617125</text:p>
                <draw:g>
                  <svg:desc>DETECTION_TIME_PLOT.N6:DETECTION_TIME_PLOT.N9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.9777564">
                <text:p>9.9777564</text:p>
              </table:table-cell>
              <table:table-cell office:value-type="float" office:value="7.6056315">
                <text:p>7.6056315</text:p>
              </table:table-cell>
              <table:table-cell office:value-type="float" office:value="6.28233733333333">
                <text:p>6.282337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.94216">
                <text:p>14.94216</text:p>
              </table:table-cell>
              <table:table-cell office:value-type="float" office:value="10.654988">
                <text:p>10.654988</text:p>
              </table:table-cell>
              <table:table-cell office:value-type="float" office:value="8.191761375">
                <text:p>8.1917613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9.9828685">
                <text:p>19.9828685</text:p>
              </table:table-cell>
              <table:table-cell office:value-type="float" office:value="12.983197125">
                <text:p>12.983197125</text:p>
              </table:table-cell>
              <table:table-cell office:value-type="float" office:value="10.166915125">
                <text:p>10.166915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